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8.78mm"/>
    </style:style>
    <style:style style:name="co9" style:family="table-column">
      <style:table-column-properties fo:break-before="auto" style:column-width="12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D 2.7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reebank</text:p>
          </table:table-cell>
          <table:table-cell table:style-name="ce1" office:value-type="string" calcext:value-type="string">
            <text:p>Enhanced graph is a copy of the basic tree, i.e., it is not enhanced at all</text:p>
          </table:table-cell>
          <table:table-cell table:style-name="ce1" office:value-type="string" calcext:value-type="string">
            <text:p>There are too few differences between enhanced and basic; it may be a mistake</text:p>
          </table:table-cell>
          <table:table-cell table:style-name="ce1" office:value-type="string" calcext:value-type="string">
            <text:p>Gapping</text:p>
          </table:table-cell>
          <table:table-cell table:style-name="ce1" office:value-type="string" calcext:value-type="string">
            <text:p>CoParents</text:p>
          </table:table-cell>
          <table:table-cell table:style-name="ce1" office:value-type="string" calcext:value-type="string">
            <text:p>CoDepend</text:p>
          </table:table-cell>
          <table:table-cell table:style-name="ce1" office:value-type="string" calcext:value-type="string">
            <text:p>XSubj</text:p>
          </table:table-cell>
          <table:table-cell table:style-name="ce1" office:value-type="string" calcext:value-type="string">
            <text:p>RelCl</text:p>
          </table:table-cell>
          <table:table-cell table:style-name="ce1" office:value-type="string" calcext:value-type="string">
            <text:p>DepCase</text:p>
          </table:table-cell>
          <table:table-cell table:style-name="ce1" office:value-type="string" calcext:value-type="string">
            <text:p>Can we add more enhancements automatically?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kkadian RIAO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untsu TuDeT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anian T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bic PA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13139" calcext:value-type="float">
            <text:p>13139</text:p>
          </table:table-cell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 office:value-type="float" office:value="84788" calcext:value-type="float">
            <text:p>847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lgarian B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555" calcext:value-type="float">
            <text:p>555</text:p>
          </table:table-cell>
          <table:table-cell office:value-type="float" office:value="405" calcext:value-type="float">
            <text:p>405</text:p>
          </table:table-cell>
          <table:table-cell office:value-type="float" office:value="1488" calcext:value-type="float">
            <text:p>1488</text:p>
          </table:table-cell>
          <table:table-cell office:value-type="float" office:value="18487" calcext:value-type="float">
            <text:p>18487</text:p>
          </table:table-cell>
          <table:table-cell/>
          <table:table-cell office:value-type="string" calcext:value-type="string">
            <text:p>There are no orphans, hence probably no genuine examples of gapping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zech CA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14" calcext:value-type="float">
            <text:p>1114</text:p>
          </table:table-cell>
          <table:table-cell office:value-type="float" office:value="30646" calcext:value-type="float">
            <text:p>30646</text:p>
          </table:table-cell>
          <table:table-cell office:value-type="float" office:value="8322" calcext:value-type="float">
            <text:p>8322</text:p>
          </table:table-cell>
          <table:table-cell office:value-type="float" office:value="2036" calcext:value-type="float">
            <text:p>2036</text:p>
          </table:table-cell>
          <table:table-cell office:value-type="float" office:value="5375" calcext:value-type="float">
            <text:p>5375</text:p>
          </table:table-cell>
          <table:table-cell office:value-type="float" office:value="97551" calcext:value-type="float">
            <text:p>975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ech FicTre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5" calcext:value-type="float">
            <text:p>315</text:p>
          </table:table-cell>
          <table:table-cell office:value-type="float" office:value="9075" calcext:value-type="float">
            <text:p>9075</text:p>
          </table:table-cell>
          <table:table-cell office:value-type="float" office:value="2414" calcext:value-type="float">
            <text:p>2414</text:p>
          </table:table-cell>
          <table:table-cell office:value-type="float" office:value="702" calcext:value-type="float">
            <text:p>702</text:p>
          </table:table-cell>
          <table:table-cell office:value-type="float" office:value="1614" calcext:value-type="float">
            <text:p>1614</text:p>
          </table:table-cell>
          <table:table-cell office:value-type="float" office:value="22092" calcext:value-type="float">
            <text:p>220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ech P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68" calcext:value-type="float">
            <text:p>2568</text:p>
          </table:table-cell>
          <table:table-cell office:value-type="float" office:value="66953" calcext:value-type="float">
            <text:p>66953</text:p>
          </table:table-cell>
          <table:table-cell office:value-type="float" office:value="12973" calcext:value-type="float">
            <text:p>12973</text:p>
          </table:table-cell>
          <table:table-cell office:value-type="float" office:value="8850" calcext:value-type="float">
            <text:p>8850</text:p>
          </table:table-cell>
          <table:table-cell office:value-type="float" office:value="15669" calcext:value-type="float">
            <text:p>15669</text:p>
          </table:table-cell>
          <table:table-cell office:value-type="float" office:value="272224" calcext:value-type="float">
            <text:p>2722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ec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39" calcext:value-type="float">
            <text:p>239</text:p>
          </table:table-cell>
          <table:table-cell office:value-type="float" office:value="3319" calcext:value-type="float">
            <text:p>33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tch Alpi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1" calcext:value-type="float">
            <text:p>131</text:p>
          </table:table-cell>
          <table:table-cell office:value-type="float" office:value="3023" calcext:value-type="float">
            <text:p>3023</text:p>
          </table:table-cell>
          <table:table-cell office:value-type="float" office:value="971" calcext:value-type="float">
            <text:p>971</text:p>
          </table:table-cell>
          <table:table-cell office:value-type="float" office:value="1143" calcext:value-type="float">
            <text:p>1143</text:p>
          </table:table-cell>
          <table:table-cell office:value-type="float" office:value="1993" calcext:value-type="float">
            <text:p>1993</text:p>
          </table:table-cell>
          <table:table-cell office:value-type="float" office:value="27216" calcext:value-type="float">
            <text:p>272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tch LassySmal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0" calcext:value-type="float">
            <text:p>130</text:p>
          </table:table-cell>
          <table:table-cell office:value-type="float" office:value="2456" calcext:value-type="float">
            <text:p>2456</text:p>
          </table:table-cell>
          <table:table-cell office:value-type="float" office:value="696" calcext:value-type="float">
            <text:p>696</text:p>
          </table:table-cell>
          <table:table-cell office:value-type="float" office:value="237" calcext:value-type="float">
            <text:p>237</text:p>
          </table:table-cell>
          <table:table-cell office:value-type="float" office:value="624" calcext:value-type="float">
            <text:p>624</text:p>
          </table:table-cell>
          <table:table-cell office:value-type="float" office:value="13547" calcext:value-type="float">
            <text:p>135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glish EW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5372" calcext:value-type="float">
            <text:p>5372</text:p>
          </table:table-cell>
          <table:table-cell office:value-type="float" office:value="1988" calcext:value-type="float">
            <text:p>1988</text:p>
          </table:table-cell>
          <table:table-cell office:value-type="float" office:value="3282" calcext:value-type="float">
            <text:p>3282</text:p>
          </table:table-cell>
          <table:table-cell office:value-type="float" office:value="1342" calcext:value-type="float">
            <text:p>1342</text:p>
          </table:table-cell>
          <table:table-cell office:value-type="float" office:value="32685" calcext:value-type="float">
            <text:p>326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glish GUM</text:p>
          </table:table-cell>
          <table:table-cell table:number-columns-repeated="9"/>
          <table:table-cell office:value-type="string" calcext:value-type="string">
            <text:p>nothing in UD 2.7 but it is being prepared for UD 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gl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439" calcext:value-type="float">
            <text:p>439</text:p>
          </table:table-cell>
          <table:table-cell office:value-type="float" office:value="128" calcext:value-type="float">
            <text:p>128</text:p>
          </table:table-cell>
          <table:table-cell office:value-type="float" office:value="228" calcext:value-type="float">
            <text:p>228</text:p>
          </table:table-cell>
          <table:table-cell office:value-type="float" office:value="165" calcext:value-type="float">
            <text:p>165</text:p>
          </table:table-cell>
          <table:table-cell office:value-type="float" office:value="3173" calcext:value-type="float">
            <text:p>31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tonian E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2" calcext:value-type="float">
            <text:p>402</text:p>
          </table:table-cell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68" calcext:value-type="float">
            <text:p>3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gapping and relative clauses since the last time. The only missing thing is controlled subjects; they are not sure to what extent they exist in Estonian. And case deprels, but these are easy to add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tonian EW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data but the missing enhancements are still missing, so I generated them again (except for controlled subjects)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nish PU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nish T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9" calcext:value-type="float">
            <text:p>259</text:p>
          </table:table-cell>
          <table:table-cell office:value-type="float" office:value="6701" calcext:value-type="float">
            <text:p>6701</text:p>
          </table:table-cell>
          <table:table-cell office:value-type="float" office:value="5127" calcext:value-type="float">
            <text:p>5127</text:p>
          </table:table-cell>
          <table:table-cell office:value-type="float" office:value="985" calcext:value-type="float">
            <text:p>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two instances of non-projective punctuation fixed by me. I decided to ignore it and keep the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FQB</text:p>
          </table:table-cell>
          <table:table-cell table:number-columns-repeated="9"/>
          <table:table-cell office:value-type="string" calcext:value-type="string">
            <text:p>nothing in UD 2.7 but we have the extra data from Djamé and Mar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Sequoia</text:p>
          </table:table-cell>
          <table:table-cell table:number-columns-repeated="9"/>
          <table:table-cell office:value-type="string" calcext:value-type="string">
            <text:p>nothing in UD 2.7 but we have the extra data from Djamé and Mar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ukchi HS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string" calcext:value-type="string">
            <text:p>Fran used the enhanced graphs for something else than the pre-defined 6 enhancement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alian IS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7276" calcext:value-type="float">
            <text:p>7276</text:p>
          </table:table-cell>
          <table:table-cell office:value-type="float" office:value="1259" calcext:value-type="float">
            <text:p>1259</text:p>
          </table:table-cell>
          <table:table-cell office:value-type="float" office:value="1410" calcext:value-type="float">
            <text:p>1410</text:p>
          </table:table-cell>
          <table:table-cell office:value-type="float" office:value="2919" calcext:value-type="float">
            <text:p>2919</text:p>
          </table:table-cell>
          <table:table-cell office:value-type="float" office:value="50552" calcext:value-type="float">
            <text:p>505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vian LV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1" calcext:value-type="float">
            <text:p>581</text:p>
          </table:table-cell>
          <table:table-cell office:value-type="float" office:value="7474" calcext:value-type="float">
            <text:p>7474</text:p>
          </table:table-cell>
          <table:table-cell office:value-type="float" office:value="5764" calcext:value-type="float">
            <text:p>5764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34792" calcext:value-type="float">
            <text:p>3479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thuanian ALKSNI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070" calcext:value-type="float">
            <text:p>5070</text:p>
          </table:table-cell>
          <table:table-cell office:value-type="float" office:value="1448" calcext:value-type="float">
            <text:p>1448</text:p>
          </table:table-cell>
          <table:table-cell office:value-type="float" office:value="352" calcext:value-type="float">
            <text:p>352</text:p>
          </table:table-cell>
          <table:table-cell office:value-type="float" office:value="363" calcext:value-type="float">
            <text:p>363</text:p>
          </table:table-cell>
          <table:table-cell office:value-type="float" office:value="17029" calcext:value-type="float">
            <text:p>170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duruku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ish LFG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 office:value-type="float" office:value="977" calcext:value-type="float">
            <text:p>977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11209" calcext:value-type="float">
            <text:p>112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ish PD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4218" calcext:value-type="float">
            <text:p>14218</text:p>
          </table:table-cell>
          <table:table-cell office:value-type="float" office:value="5844" calcext:value-type="float">
            <text:p>5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a few instances of non-projective punctuation fixed by me. I decided to ignore it and keep the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ssian SynTagRu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45" calcext:value-type="float">
            <text:p>14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ovak SN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4053" calcext:value-type="float">
            <text:p>4053</text:p>
          </table:table-cell>
          <table:table-cell office:value-type="float" office:value="593" calcext:value-type="float">
            <text:p>593</text:p>
          </table:table-cell>
          <table:table-cell office:value-type="float" office:value="361" calcext:value-type="float">
            <text:p>361</text:p>
          </table:table-cell>
          <table:table-cell office:value-type="float" office:value="724" calcext:value-type="float">
            <text:p>724</text:p>
          </table:table-cell>
          <table:table-cell office:value-type="float" office:value="16544" calcext:value-type="float">
            <text:p>165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d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office:value-type="float" office:value="139" calcext:value-type="float">
            <text:p>139</text:p>
          </table:table-cell>
          <table:table-cell office:value-type="float" office:value="199" calcext:value-type="float">
            <text:p>199</text:p>
          </table:table-cell>
          <table:table-cell office:value-type="float" office:value="256" calcext:value-type="float">
            <text:p>256</text:p>
          </table:table-cell>
          <table:table-cell office:value-type="float" office:value="3022" calcext:value-type="float">
            <text:p>3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dish Talbanke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243" calcext:value-type="float">
            <text:p>3243</text:p>
          </table:table-cell>
          <table:table-cell office:value-type="float" office:value="781" calcext:value-type="float">
            <text:p>781</text:p>
          </table:table-cell>
          <table:table-cell office:value-type="float" office:value="907" calcext:value-type="float">
            <text:p>907</text:p>
          </table:table-cell>
          <table:table-cell office:value-type="float" office:value="1006" calcext:value-type="float">
            <text:p>1006</text:p>
          </table:table-cell>
          <table:table-cell office:value-type="float" office:value="14517" calcext:value-type="float">
            <text:p>145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il MWT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il T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2623" calcext:value-type="float">
            <text:p>2623</text:p>
          </table:table-cell>
          <table:table-cell/>
          <table:table-cell table:style-name="ce2" office:value-type="string" calcext:value-type="string">
            <text:p>This year I also added subject relations to relative clauses. My script cannot recognize them (there are no relative pronouns), so I am giving the count of acl:relcl here instead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pinamba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rainian I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3" calcext:value-type="float">
            <text:p>233</text:p>
          </table:table-cell>
          <table:table-cell office:value-type="float" office:value="6070" calcext:value-type="float">
            <text:p>6070</text:p>
          </table:table-cell>
          <table:table-cell office:value-type="float" office:value="803" calcext:value-type="float">
            <text:p>803</text:p>
          </table:table-cell>
          <table:table-cell office:value-type="float" office:value="1075" calcext:value-type="float">
            <text:p>1075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lof WT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Úpravy validátoru do budoucn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soubor obsahuje DEPS, musí se alespoň jedna hrana lišit od základního stromu. Jinak by to bylo matoucí, treebank by se tvářil, jako že má nějakou enhanced anotaci, a přitom by neměl žádnou. Kontroverzní! Co když je to malý vzorek a nevyskytlo se v něm nic, co vede na enhanced anotaci? Ale ve vydávaných treebancích UD to jistě požadovat může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nějaká věta obsahuje DEPS, pak všechny věty musejí obsahovat DEPS. Není možné mít enhanced grafy jen někde. Týká se to i vět, ve kterých se žádný enhancement neprojeví, takže enhanced graf bude kopií základního strom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ělo by být možné většinu hran v DEPS namapovat na odpovídající hrany základního stromu: budou mít stejného rodiče a jejich DEPREL bude buď stejný, nebo bude rozšířením základního DEPRELu o informaci o pád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ějakou hranu není možné namapovat na základní strom, mělo by být možné stanovit, z jakého důvodu byla do enhanced grafu přidána, tj. kterému typu enhancementu odpovídá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eodpovídá žádnému typu, je to přinejmenším zralé na varování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odpovídá nějakému typu, tak možná chceme kontrolovat, zda byl dotyčný typ anotován i ve všech ostatních větách. Ne vždycky to ale jde. Např. kontrolovaný podmět může být nevyjádřený, takže ho přidat nelze, jakkoli věta obsahuje xcomp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bdobně pokud nějaká hrana v enhanced grafu chybí, měli bychom zkontrolovat, že jde o gapping nebo o vztažnou větu. To jsou jediné případy, kdy k něčemu takovému může dojí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ejně tak cykly mohou vzniknout jen u vztažné věty.</text:p>
          </table:table-cell>
          <table:table-cell table:number-columns-repeated="1022"/>
        </table:table-row>
      </table:table>
      <table:table table:name="UD 2.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number-columns-repeated="997" table:default-cell-style-name="Default"/>
        <table:table-row table:style-name="ro1">
          <table:table-cell table:style-name="ce1" office:value-type="string" calcext:value-type="string">
            <text:p>Treebank</text:p>
          </table:table-cell>
          <table:table-cell table:style-name="ce1" office:value-type="string" calcext:value-type="string">
            <text:p>Enhanced graph is a copy of the basic tree, i.e., it is not enhanced at all</text:p>
          </table:table-cell>
          <table:table-cell table:style-name="ce1" office:value-type="string" calcext:value-type="string">
            <text:p>There are too few differences between enhanced and basic; it may be a mistake</text:p>
          </table:table-cell>
          <table:table-cell table:style-name="ce1" office:value-type="string" calcext:value-type="string">
            <text:p>Nodes (including empty nodes)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rG</text:p>
          </table:table-cell>
          <table:table-cell table:style-name="ce5" office:value-type="string" calcext:value-type="string">
            <text:p>O</text:p>
          </table:table-cell>
          <table:table-cell table:style-name="ce1" office:value-type="string" calcext:value-type="string">
            <text:p>Gapping (old statistics)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P</text:p>
          </table:table-cell>
          <table:table-cell table:style-name="ce1" office:value-type="string" calcext:value-type="string">
            <text:p>CoParents (old statistics)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rS</text:p>
          </table:table-cell>
          <table:table-cell table:style-name="ce1" office:value-type="string" calcext:value-type="string">
            <text:p>CoDepend (old statistics)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rX</text:p>
          </table:table-cell>
          <table:table-cell table:style-name="ce1" office:value-type="string" calcext:value-type="string">
            <text:p>XSubj (old statistics)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R</text:p>
          </table:table-cell>
          <table:table-cell table:style-name="ce5" office:value-type="string" calcext:value-type="string">
            <text:p>W</text:p>
          </table:table-cell>
          <table:table-cell table:style-name="ce1" office:value-type="string" calcext:value-type="string">
            <text:p>RelCl (old statistics)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rC</text:p>
          </table:table-cell>
          <table:table-cell table:style-name="ce1" office:value-type="string" calcext:value-type="string">
            <text:p>DepCase (old statistics)</text:p>
          </table:table-cell>
          <table:table-cell table:style-name="ce1" office:value-type="string" calcext:value-type="string">
            <text:p>Can we add more enhancements automatically?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994"/>
        </table:table-row>
        <table:table-row table:style-name="ro1">
          <table:table-cell office:value-type="string" calcext:value-type="string">
            <text:p>Akkadian RIA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untsu TuDeT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anian T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bic PA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2460" calcext:value-type="float">
            <text:p>282460</text:p>
          </table:table-cell>
          <table:table-cell office:value-type="float" office:value="198880" calcext:value-type="float">
            <text:p>19888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table:formula="of:=[.I5]/[.$D5]*1000" office:value-type="float" office:value="2.28350916943992" calcext:value-type="float">
            <text:p>2,28350916943992</text:p>
          </table:table-cell>
          <table:table-cell office:value-type="float" office:value="462" calcext:value-type="float">
            <text:p>462</text:p>
          </table:table-cell>
          <table:table-cell office:value-type="float" office:value="76" calcext:value-type="float">
            <text:p>76</text:p>
          </table:table-cell>
          <table:table-cell office:value-type="float" office:value="13589" calcext:value-type="float">
            <text:p>13589</text:p>
          </table:table-cell>
          <table:table-cell table:formula="of:=[.M5]/[.$D5]*1000" office:value-type="float" office:value="48.1094668271614" calcext:value-type="float">
            <text:p>48,1094668271614</text:p>
          </table:table-cell>
          <table:table-cell office:value-type="float" office:value="13139" calcext:value-type="float">
            <text:p>13139</text:p>
          </table:table-cell>
          <table:table-cell office:value-type="float" office:value="2889" calcext:value-type="float">
            <text:p>2889</text:p>
          </table:table-cell>
          <table:table-cell table:formula="of:=[.P5]/[.$D5]*1000" office:value-type="float" office:value="10.2279968845146" calcext:value-type="float">
            <text:p>10,2279968845146</text:p>
          </table:table-cell>
          <table:table-cell office:value-type="float" office:value="2095" calcext:value-type="float">
            <text:p>2095</text:p>
          </table:table-cell>
          <table:table-cell/>
          <table:table-cell table:formula="of:=[.S5]/[.$D5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505" calcext:value-type="float">
            <text:p>4505</text:p>
          </table:table-cell>
          <table:table-cell table:formula="of:=[.V5]/[.$D5]*1000" office:value-type="float" office:value="15.9491609431424" calcext:value-type="float">
            <text:p>15,9491609431424</text:p>
          </table:table-cell>
          <table:table-cell table:number-columns-repeated="2" office:value-type="float" office:value="2204" calcext:value-type="float">
            <text:p>2204</text:p>
          </table:table-cell>
          <table:table-cell office:value-type="float" office:value="80838" calcext:value-type="float">
            <text:p>80838</text:p>
          </table:table-cell>
          <table:table-cell table:formula="of:=[.Z5]/[.$D5]*1000" office:value-type="float" office:value="286.192735254549" calcext:value-type="float">
            <text:p>286,192735254549</text:p>
          </table:table-cell>
          <table:table-cell office:value-type="float" office:value="84789" calcext:value-type="float">
            <text:p>8478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elarusian HS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305406" calcext:value-type="float">
            <text:p>305406</text:p>
          </table:table-cell>
          <table:table-cell table:style-name="ce2" office:value-type="float" office:value="256831" calcext:value-type="float">
            <text:p>256831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23" calcext:value-type="float">
            <text:p>1223</text:p>
          </table:table-cell>
          <table:table-cell table:formula="of:=[.I6]/[.$D6]*1000" office:value-type="float" office:value="4.00450547795394" calcext:value-type="float">
            <text:p>4,00450547795394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3308" calcext:value-type="float">
            <text:p>13308</text:p>
          </table:table-cell>
          <table:table-cell table:formula="of:=[.M6]/[.$D6]*1000" office:value-type="float" office:value="43.5747824207776" calcext:value-type="float">
            <text:p>43,5747824207776</text:p>
          </table:table-cell>
          <table:table-cell table:style-name="ce2" office:value-type="float" office:value="13369" calcext:value-type="float">
            <text:p>13369</text:p>
          </table:table-cell>
          <table:table-cell table:style-name="ce2" office:value-type="float" office:value="56" calcext:value-type="float">
            <text:p>56</text:p>
          </table:table-cell>
          <table:table-cell table:formula="of:=[.P6]/[.$D6]*1000" office:value-type="float" office:value="0.183362474869518" calcext:value-type="float">
            <text:p>0,18336247486951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7" calcext:value-type="float">
            <text:p>1877</text:p>
          </table:table-cell>
          <table:table-cell table:formula="of:=[.S6]/[.$D6]*1000" office:value-type="float" office:value="6.14591723803724" calcext:value-type="float">
            <text:p>6,14591723803724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office:value-type="float" office:value="4747" calcext:value-type="float">
            <text:p>4747</text:p>
          </table:table-cell>
          <table:table-cell table:formula="of:=[.V6]/[.$D6]*1000" office:value-type="float" office:value="15.5432440751" calcext:value-type="float">
            <text:p>15,5432440751</text:p>
          </table:table-cell>
          <table:table-cell table:style-name="ce2" office:value-type="float" office:value="2295" calcext:value-type="float">
            <text:p>2295</text:p>
          </table:table-cell>
          <table:table-cell table:style-name="ce2" office:value-type="float" office:value="2296" calcext:value-type="float">
            <text:p>2296</text:p>
          </table:table-cell>
          <table:table-cell table:style-name="ce2" office:value-type="float" office:value="45065" calcext:value-type="float">
            <text:p>45065</text:p>
          </table:table-cell>
          <table:table-cell table:formula="of:=[.Z6]/[.$D6]*1000" office:value-type="float" office:value="147.557677321336" calcext:value-type="float">
            <text:p>147,557677321336</text:p>
          </table:table-cell>
          <table:table-cell table:style-name="ce2" office:value-type="float" office:value="47472" calcext:value-type="float">
            <text:p>47472</text:p>
          </table:table-cell>
          <table:table-cell table:style-name="ce2" table:number-columns-repeated="996"/>
        </table:table-row>
        <table:table-row table:style-name="ro1">
          <table:table-cell office:value-type="string" calcext:value-type="string">
            <text:p>Bulgarian B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6149" calcext:value-type="float">
            <text:p>156149</text:p>
          </table:table-cell>
          <table:table-cell office:value-type="float" office:value="136230" calcext:value-type="float">
            <text:p>136230</text:p>
          </table:table-cell>
          <table:table-cell office:value-type="float" office:value="1511" calcext:value-type="float">
            <text:p>15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I7]/[.$D7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table:formula="of:=[.M7]/[.$D7]*1000" office:value-type="float" office:value="7.21106122997906" calcext:value-type="float">
            <text:p>7,21106122997906</text:p>
          </table:table-cell>
          <table:table-cell office:value-type="float" office:value="1122" calcext:value-type="float">
            <text:p>1122</text:p>
          </table:table-cell>
          <table:table-cell office:value-type="float" office:value="654" calcext:value-type="float">
            <text:p>654</text:p>
          </table:table-cell>
          <table:table-cell table:formula="of:=[.P7]/[.$D7]*1000" office:value-type="float" office:value="4.18830732185285" calcext:value-type="float">
            <text:p>4,18830732185285</text:p>
          </table:table-cell>
          <table:table-cell office:value-type="float" office:value="555" calcext:value-type="float">
            <text:p>555</text:p>
          </table:table-cell>
          <table:table-cell office:value-type="float" office:value="394" calcext:value-type="float">
            <text:p>394</text:p>
          </table:table-cell>
          <table:table-cell table:formula="of:=[.S7]/[.$D7]*1000" office:value-type="float" office:value="2.52323101652908" calcext:value-type="float">
            <text:p>2,52323101652908</text:p>
          </table:table-cell>
          <table:table-cell office:value-type="float" office:value="405" calcext:value-type="float">
            <text:p>405</text:p>
          </table:table-cell>
          <table:table-cell office:value-type="float" office:value="2554" calcext:value-type="float">
            <text:p>2554</text:p>
          </table:table-cell>
          <table:table-cell table:formula="of:=[.V7]/[.$D7]*1000" office:value-type="float" office:value="16.356172629988" calcext:value-type="float">
            <text:p>16,356172629988</text:p>
          </table:table-cell>
          <table:table-cell office:value-type="float" office:value="1477" calcext:value-type="float">
            <text:p>1477</text:p>
          </table:table-cell>
          <table:table-cell office:value-type="float" office:value="1488" calcext:value-type="float">
            <text:p>1488</text:p>
          </table:table-cell>
          <table:table-cell office:value-type="float" office:value="18404" calcext:value-type="float">
            <text:p>18404</text:p>
          </table:table-cell>
          <table:table-cell table:formula="of:=[.Z7]/[.$D7]*1000" office:value-type="float" office:value="117.861785858379" calcext:value-type="float">
            <text:p>117,861785858379</text:p>
          </table:table-cell>
          <table:table-cell office:value-type="float" office:value="18487" calcext:value-type="float">
            <text:p>18487</text:p>
          </table:table-cell>
          <table:table-cell/>
          <table:table-cell office:value-type="string" calcext:value-type="string">
            <text:p>There are no orphans, hence probably no genuine examples of gapping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ukchi HS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07" calcext:value-type="float">
            <text:p>6207</text:p>
          </table:table-cell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office:value-type="float" office:value="5610" calcext:value-type="float">
            <text:p>561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formula="of:=[.I8]/[.$D8]*1000" office:value-type="float" office:value="15.1441920412438" calcext:value-type="float">
            <text:p>15,14419204124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M8]/[.$D8]*1000" office:value-type="float" office:value="0" calcext:value-type="float">
            <text:p>0</text:p>
          </table:table-cell>
          <table:table-cell table:number-columns-repeated="2"/>
          <table:table-cell table:formula="of:=[.P8]/[.$D8]*1000" office:value-type="float" office:value="0" calcext:value-type="float">
            <text:p>0</text:p>
          </table:table-cell>
          <table:table-cell table:number-columns-repeated="2"/>
          <table:table-cell table:formula="of:=[.S8]/[.$D8]*1000" office:value-type="float" office:value="0" calcext:value-type="float">
            <text:p>0</text:p>
          </table:table-cell>
          <table:table-cell table:number-columns-repeated="2"/>
          <table:table-cell table:formula="of:=[.V8]/[.$D8]*100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Z8]/[.$D8]*1000" office:value-type="float" office:value="0.644433703882713" calcext:value-type="float">
            <text:p>0,644433703882713</text:p>
          </table:table-cell>
          <table:table-cell table:number-columns-repeated="2"/>
          <table:table-cell office:value-type="string" calcext:value-type="string">
            <text:p>Fran used the enhanced graphs for something else than the pre-defined 6 enhancements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zech CA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5497" calcext:value-type="float">
            <text:p>495497</text:p>
          </table:table-cell>
          <table:table-cell office:value-type="float" office:value="393017" calcext:value-type="float">
            <text:p>39301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7174" calcext:value-type="float">
            <text:p>7174</text:p>
          </table:table-cell>
          <table:table-cell table:formula="of:=[.I9]/[.$D9]*1000" office:value-type="float" office:value="14.4783924019722" calcext:value-type="float">
            <text:p>14,4783924019722</text:p>
          </table:table-cell>
          <table:table-cell office:value-type="float" office:value="4713" calcext:value-type="float">
            <text:p>4713</text:p>
          </table:table-cell>
          <table:table-cell office:value-type="float" office:value="1114" calcext:value-type="float">
            <text:p>1114</text:p>
          </table:table-cell>
          <table:table-cell office:value-type="float" office:value="31994" calcext:value-type="float">
            <text:p>31994</text:p>
          </table:table-cell>
          <table:table-cell table:formula="of:=[.M9]/[.$D9]*1000" office:value-type="float" office:value="64.5695130343877" calcext:value-type="float">
            <text:p>64,5695130343877</text:p>
          </table:table-cell>
          <table:table-cell office:value-type="float" office:value="30646" calcext:value-type="float">
            <text:p>30646</text:p>
          </table:table-cell>
          <table:table-cell office:value-type="float" office:value="11036" calcext:value-type="float">
            <text:p>11036</text:p>
          </table:table-cell>
          <table:table-cell table:formula="of:=[.P9]/[.$D9]*1000" office:value-type="float" office:value="22.2725869177815" calcext:value-type="float">
            <text:p>22,2725869177815</text:p>
          </table:table-cell>
          <table:table-cell office:value-type="float" office:value="8322" calcext:value-type="float">
            <text:p>8322</text:p>
          </table:table-cell>
          <table:table-cell office:value-type="float" office:value="2368" calcext:value-type="float">
            <text:p>2368</text:p>
          </table:table-cell>
          <table:table-cell table:formula="of:=[.S9]/[.$D9]*1000" office:value-type="float" office:value="4.77904003455117" calcext:value-type="float">
            <text:p>4,77904003455117</text:p>
          </table:table-cell>
          <table:table-cell office:value-type="float" office:value="2036" calcext:value-type="float">
            <text:p>2036</text:p>
          </table:table-cell>
          <table:table-cell office:value-type="float" office:value="12106" calcext:value-type="float">
            <text:p>12106</text:p>
          </table:table-cell>
          <table:table-cell table:formula="of:=[.V9]/[.$D9]*1000" office:value-type="float" office:value="24.4320349063667" calcext:value-type="float">
            <text:p>24,4320349063667</text:p>
          </table:table-cell>
          <table:table-cell office:value-type="float" office:value="5341" calcext:value-type="float">
            <text:p>5341</text:p>
          </table:table-cell>
          <table:table-cell office:value-type="float" office:value="5375" calcext:value-type="float">
            <text:p>5375</text:p>
          </table:table-cell>
          <table:table-cell office:value-type="float" office:value="91312" calcext:value-type="float">
            <text:p>91312</text:p>
          </table:table-cell>
          <table:table-cell table:formula="of:=[.Z9]/[.$D9]*1000" office:value-type="float" office:value="184.283658629618" calcext:value-type="float">
            <text:p>184,283658629618</text:p>
          </table:table-cell>
          <table:table-cell office:value-type="float" office:value="97551" calcext:value-type="float">
            <text:p>975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zech FicTre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7371" calcext:value-type="float">
            <text:p>167371</text:p>
          </table:table-cell>
          <table:table-cell office:value-type="float" office:value="142931" calcext:value-type="float">
            <text:p>14293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table:formula="of:=[.I10]/[.$D10]*1000" office:value-type="float" office:value="11.3759253395152" calcext:value-type="float">
            <text:p>11,3759253395152</text:p>
          </table:table-cell>
          <table:table-cell office:value-type="float" office:value="1242" calcext:value-type="float">
            <text:p>1242</text:p>
          </table:table-cell>
          <table:table-cell office:value-type="float" office:value="315" calcext:value-type="float">
            <text:p>315</text:p>
          </table:table-cell>
          <table:table-cell office:value-type="float" office:value="9246" calcext:value-type="float">
            <text:p>9246</text:p>
          </table:table-cell>
          <table:table-cell table:formula="of:=[.M10]/[.$D10]*1000" office:value-type="float" office:value="55.2425450048097" calcext:value-type="float">
            <text:p>55,2425450048097</text:p>
          </table:table-cell>
          <table:table-cell office:value-type="float" office:value="9075" calcext:value-type="float">
            <text:p>9075</text:p>
          </table:table-cell>
          <table:table-cell office:value-type="float" office:value="3186" calcext:value-type="float">
            <text:p>3186</text:p>
          </table:table-cell>
          <table:table-cell table:formula="of:=[.P10]/[.$D10]*1000" office:value-type="float" office:value="19.0355557414367" calcext:value-type="float">
            <text:p>19,0355557414367</text:p>
          </table:table-cell>
          <table:table-cell office:value-type="float" office:value="2414" calcext:value-type="float">
            <text:p>2414</text:p>
          </table:table-cell>
          <table:table-cell office:value-type="float" office:value="777" calcext:value-type="float">
            <text:p>777</text:p>
          </table:table-cell>
          <table:table-cell table:formula="of:=[.S10]/[.$D10]*1000" office:value-type="float" office:value="4.6423812966404" calcext:value-type="float">
            <text:p>4,6423812966404</text:p>
          </table:table-cell>
          <table:table-cell office:value-type="float" office:value="702" calcext:value-type="float">
            <text:p>702</text:p>
          </table:table-cell>
          <table:table-cell office:value-type="float" office:value="3476" calcext:value-type="float">
            <text:p>3476</text:p>
          </table:table-cell>
          <table:table-cell table:formula="of:=[.V10]/[.$D10]*1000" office:value-type="float" office:value="20.7682334454595" calcext:value-type="float">
            <text:p>20,7682334454595</text:p>
          </table:table-cell>
          <table:table-cell office:value-type="float" office:value="1605" calcext:value-type="float">
            <text:p>1605</text:p>
          </table:table-cell>
          <table:table-cell office:value-type="float" office:value="1614" calcext:value-type="float">
            <text:p>1614</text:p>
          </table:table-cell>
          <table:table-cell office:value-type="float" office:value="21278" calcext:value-type="float">
            <text:p>21278</text:p>
          </table:table-cell>
          <table:table-cell table:formula="of:=[.Z10]/[.$D10]*1000" office:value-type="float" office:value="127.130745469645" calcext:value-type="float">
            <text:p>127,130745469645</text:p>
          </table:table-cell>
          <table:table-cell office:value-type="float" office:value="22092" calcext:value-type="float">
            <text:p>220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zech P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09052" calcext:value-type="float">
            <text:p>1509052</text:p>
          </table:table-cell>
          <table:table-cell office:value-type="float" office:value="1219447" calcext:value-type="float">
            <text:p>1219447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16036" calcext:value-type="float">
            <text:p>16036</text:p>
          </table:table-cell>
          <table:table-cell table:formula="of:=[.I11]/[.$D11]*1000" office:value-type="float" office:value="10.6265390457055" calcext:value-type="float">
            <text:p>10,6265390457055</text:p>
          </table:table-cell>
          <table:table-cell office:value-type="float" office:value="10504" calcext:value-type="float">
            <text:p>10504</text:p>
          </table:table-cell>
          <table:table-cell office:value-type="float" office:value="2568" calcext:value-type="float">
            <text:p>2568</text:p>
          </table:table-cell>
          <table:table-cell office:value-type="float" office:value="68566" calcext:value-type="float">
            <text:p>68566</text:p>
          </table:table-cell>
          <table:table-cell table:formula="of:=[.M11]/[.$D11]*1000" office:value-type="float" office:value="45.4364726994166" calcext:value-type="float">
            <text:p>45,4364726994166</text:p>
          </table:table-cell>
          <table:table-cell office:value-type="float" office:value="66953" calcext:value-type="float">
            <text:p>66953</text:p>
          </table:table-cell>
          <table:table-cell office:value-type="float" office:value="16268" calcext:value-type="float">
            <text:p>16268</text:p>
          </table:table-cell>
          <table:table-cell table:formula="of:=[.P11]/[.$D11]*1000" office:value-type="float" office:value="10.7802779493351" calcext:value-type="float">
            <text:p>10,7802779493351</text:p>
          </table:table-cell>
          <table:table-cell office:value-type="float" office:value="12973" calcext:value-type="float">
            <text:p>12973</text:p>
          </table:table-cell>
          <table:table-cell office:value-type="float" office:value="9894" calcext:value-type="float">
            <text:p>9894</text:p>
          </table:table-cell>
          <table:table-cell table:formula="of:=[.S11]/[.$D11]*1000" office:value-type="float" office:value="6.55643410565043" calcext:value-type="float">
            <text:p>6,55643410565043</text:p>
          </table:table-cell>
          <table:table-cell office:value-type="float" office:value="8844" calcext:value-type="float">
            <text:p>8844</text:p>
          </table:table-cell>
          <table:table-cell office:value-type="float" office:value="33942" calcext:value-type="float">
            <text:p>33942</text:p>
          </table:table-cell>
          <table:table-cell table:formula="of:=[.V11]/[.$D11]*1000" office:value-type="float" office:value="22.4922666680804" calcext:value-type="float">
            <text:p>22,4922666680804</text:p>
          </table:table-cell>
          <table:table-cell office:value-type="float" office:value="15558" calcext:value-type="float">
            <text:p>15558</text:p>
          </table:table-cell>
          <table:table-cell office:value-type="float" office:value="15669" calcext:value-type="float">
            <text:p>15669</text:p>
          </table:table-cell>
          <table:table-cell office:value-type="float" office:value="260975" calcext:value-type="float">
            <text:p>260975</text:p>
          </table:table-cell>
          <table:table-cell table:formula="of:=[.Z11]/[.$D11]*1000" office:value-type="float" office:value="172.939699891057" calcext:value-type="float">
            <text:p>172,939699891057</text:p>
          </table:table-cell>
          <table:table-cell office:value-type="float" office:value="272172" calcext:value-type="float">
            <text:p>2721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zec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623" calcext:value-type="float">
            <text:p>18623</text:p>
          </table:table-cell>
          <table:table-cell office:value-type="float" office:value="15133" calcext:value-type="float">
            <text:p>15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I12]/[.$D12]*1000" office:value-type="float" office:value="3.65139880792568" calcext:value-type="float">
            <text:p>3,65139880792568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732" calcext:value-type="float">
            <text:p>732</text:p>
          </table:table-cell>
          <table:table-cell table:formula="of:=[.M12]/[.$D12]*1000" office:value-type="float" office:value="39.3062342264941" calcext:value-type="float">
            <text:p>39,3062342264941</text:p>
          </table:table-cell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table:formula="of:=[.P12]/[.$D12]*1000" office:value-type="float" office:value="0.536970412930248" calcext:value-type="float">
            <text:p>0,536970412930248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table:formula="of:=[.S12]/[.$D12]*1000" office:value-type="float" office:value="6.92691832680019" calcext:value-type="float">
            <text:p>6,92691832680019</text:p>
          </table:table-cell>
          <table:table-cell office:value-type="float" office:value="112" calcext:value-type="float">
            <text:p>112</text:p>
          </table:table-cell>
          <table:table-cell office:value-type="float" office:value="493" calcext:value-type="float">
            <text:p>493</text:p>
          </table:table-cell>
          <table:table-cell table:formula="of:=[.V12]/[.$D12]*1000" office:value-type="float" office:value="26.4726413574612" calcext:value-type="float">
            <text:p>26,4726413574612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3194" calcext:value-type="float">
            <text:p>3194</text:p>
          </table:table-cell>
          <table:table-cell table:formula="of:=[.Z12]/[.$D12]*1000" office:value-type="float" office:value="171.508349889921" calcext:value-type="float">
            <text:p>171,508349889921</text:p>
          </table:table-cell>
          <table:table-cell office:value-type="float" office:value="3318" calcext:value-type="float">
            <text:p>331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utch Alpi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8747" calcext:value-type="float">
            <text:p>208747</text:p>
          </table:table-cell>
          <table:table-cell office:value-type="float" office:value="179348" calcext:value-type="float">
            <text:p>179348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table:formula="of:=[.I13]/[.$D13]*1000" office:value-type="float" office:value="1.99284301091752" calcext:value-type="float">
            <text:p>1,99284301091752</text:p>
          </table:table-cell>
          <table:table-cell office:value-type="float" office:value="269" calcext:value-type="float">
            <text:p>269</text:p>
          </table:table-cell>
          <table:table-cell office:value-type="float" office:value="121" calcext:value-type="float">
            <text:p>121</text:p>
          </table:table-cell>
          <table:table-cell office:value-type="float" office:value="3010" calcext:value-type="float">
            <text:p>3010</text:p>
          </table:table-cell>
          <table:table-cell table:formula="of:=[.M13]/[.$D13]*1000" office:value-type="float" office:value="14.41936890111" calcext:value-type="float">
            <text:p>14,41936890111</text:p>
          </table:table-cell>
          <table:table-cell office:value-type="float" office:value="2674" calcext:value-type="float">
            <text:p>2674</text:p>
          </table:table-cell>
          <table:table-cell office:value-type="float" office:value="1078" calcext:value-type="float">
            <text:p>1078</text:p>
          </table:table-cell>
          <table:table-cell table:formula="of:=[.P13]/[.$D13]*1000" office:value-type="float" office:value="5.16414607156031" calcext:value-type="float">
            <text:p>5,16414607156031</text:p>
          </table:table-cell>
          <table:table-cell office:value-type="float" office:value="839" calcext:value-type="float">
            <text:p>839</text:p>
          </table:table-cell>
          <table:table-cell office:value-type="float" office:value="1167" calcext:value-type="float">
            <text:p>1167</text:p>
          </table:table-cell>
          <table:table-cell table:formula="of:=[.S13]/[.$D13]*1000" office:value-type="float" office:value="5.59049950418449" calcext:value-type="float">
            <text:p>5,59049950418449</text:p>
          </table:table-cell>
          <table:table-cell office:value-type="float" office:value="900" calcext:value-type="float">
            <text:p>900</text:p>
          </table:table-cell>
          <table:table-cell office:value-type="float" office:value="3701" calcext:value-type="float">
            <text:p>3701</text:p>
          </table:table-cell>
          <table:table-cell table:formula="of:=[.V13]/[.$D13]*1000" office:value-type="float" office:value="17.7295961139561" calcext:value-type="float">
            <text:p>17,7295961139561</text:p>
          </table:table-cell>
          <table:table-cell office:value-type="float" office:value="1993" calcext:value-type="float">
            <text:p>1993</text:p>
          </table:table-cell>
          <table:table-cell office:value-type="float" office:value="1647" calcext:value-type="float">
            <text:p>1647</text:p>
          </table:table-cell>
          <table:table-cell office:value-type="float" office:value="27061" calcext:value-type="float">
            <text:p>27061</text:p>
          </table:table-cell>
          <table:table-cell table:formula="of:=[.Z13]/[.$D13]*1000" office:value-type="float" office:value="129.635395957786" calcext:value-type="float">
            <text:p>129,635395957786</text:p>
          </table:table-cell>
          <table:table-cell office:value-type="float" office:value="23294" calcext:value-type="float">
            <text:p>23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utch LassySmal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242" calcext:value-type="float">
            <text:p>98242</text:p>
          </table:table-cell>
          <table:table-cell office:value-type="float" office:value="83671" calcext:value-type="float">
            <text:p>8367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table:formula="of:=[.I14]/[.$D14]*1000" office:value-type="float" office:value="4.79428350400033" calcext:value-type="float">
            <text:p>4,79428350400033</text:p>
          </table:table-cell>
          <table:table-cell office:value-type="float" office:value="293" calcext:value-type="float">
            <text:p>293</text:p>
          </table:table-cell>
          <table:table-cell office:value-type="float" office:value="130" calcext:value-type="float">
            <text:p>130</text:p>
          </table:table-cell>
          <table:table-cell office:value-type="float" office:value="2452" calcext:value-type="float">
            <text:p>2452</text:p>
          </table:table-cell>
          <table:table-cell table:formula="of:=[.M14]/[.$D14]*1000" office:value-type="float" office:value="24.9587752692331" calcext:value-type="float">
            <text:p>24,9587752692331</text:p>
          </table:table-cell>
          <table:table-cell office:value-type="float" office:value="2460" calcext:value-type="float">
            <text:p>2460</text:p>
          </table:table-cell>
          <table:table-cell office:value-type="float" office:value="806" calcext:value-type="float">
            <text:p>806</text:p>
          </table:table-cell>
          <table:table-cell table:formula="of:=[.P14]/[.$D14]*1000" office:value-type="float" office:value="8.20423036990289" calcext:value-type="float">
            <text:p>8,20423036990289</text:p>
          </table:table-cell>
          <table:table-cell office:value-type="float" office:value="697" calcext:value-type="float">
            <text:p>697</text:p>
          </table:table-cell>
          <table:table-cell office:value-type="float" office:value="242" calcext:value-type="float">
            <text:p>242</text:p>
          </table:table-cell>
          <table:table-cell table:formula="of:=[.S14]/[.$D14]*1000" office:value-type="float" office:value="2.46330490014454" calcext:value-type="float">
            <text:p>2,46330490014454</text:p>
          </table:table-cell>
          <table:table-cell office:value-type="float" office:value="238" calcext:value-type="float">
            <text:p>238</text:p>
          </table:table-cell>
          <table:table-cell office:value-type="float" office:value="1160" calcext:value-type="float">
            <text:p>1160</text:p>
          </table:table-cell>
          <table:table-cell table:formula="of:=[.V14]/[.$D14]*1000" office:value-type="float" office:value="11.8075772073044" calcext:value-type="float">
            <text:p>11,8075772073044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13525" calcext:value-type="float">
            <text:p>13525</text:p>
          </table:table-cell>
          <table:table-cell table:formula="of:=[.Z14]/[.$D14]*1000" office:value-type="float" office:value="137.670242869648" calcext:value-type="float">
            <text:p>137,670242869648</text:p>
          </table:table-cell>
          <table:table-cell office:value-type="float" office:value="13577" calcext:value-type="float">
            <text:p>135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nglish EW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4857" calcext:value-type="float">
            <text:p>254857</text:p>
          </table:table-cell>
          <table:table-cell office:value-type="float" office:value="220757" calcext:value-type="float">
            <text:p>22075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table:formula="of:=[.I15]/[.$D15]*1000" office:value-type="float" office:value="0.514013741039092" calcext:value-type="float">
            <text:p>0,51401374103909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479" calcext:value-type="float">
            <text:p>5479</text:p>
          </table:table-cell>
          <table:table-cell table:formula="of:=[.M15]/[.$D15]*1000" office:value-type="float" office:value="21.4983304362839" calcext:value-type="float">
            <text:p>21,4983304362839</text:p>
          </table:table-cell>
          <table:table-cell office:value-type="float" office:value="5368" calcext:value-type="float">
            <text:p>5368</text:p>
          </table:table-cell>
          <table:table-cell office:value-type="float" office:value="2228" calcext:value-type="float">
            <text:p>2228</text:p>
          </table:table-cell>
          <table:table-cell table:formula="of:=[.P15]/[.$D15]*1000" office:value-type="float" office:value="8.74215736668014" calcext:value-type="float">
            <text:p>8,74215736668014</text:p>
          </table:table-cell>
          <table:table-cell office:value-type="float" office:value="1991" calcext:value-type="float">
            <text:p>1991</text:p>
          </table:table-cell>
          <table:table-cell office:value-type="float" office:value="3674" calcext:value-type="float">
            <text:p>3674</text:p>
          </table:table-cell>
          <table:table-cell table:formula="of:=[.S15]/[.$D15]*1000" office:value-type="float" office:value="14.415927363188" calcext:value-type="float">
            <text:p>14,415927363188</text:p>
          </table:table-cell>
          <table:table-cell office:value-type="float" office:value="3281" calcext:value-type="float">
            <text:p>3281</text:p>
          </table:table-cell>
          <table:table-cell office:value-type="float" office:value="2893" calcext:value-type="float">
            <text:p>2893</text:p>
          </table:table-cell>
          <table:table-cell table:formula="of:=[.V15]/[.$D15]*1000" office:value-type="float" office:value="11.3514637620313" calcext:value-type="float">
            <text:p>11,3514637620313</text:p>
          </table:table-cell>
          <table:table-cell office:value-type="float" office:value="1338" calcext:value-type="float">
            <text:p>1338</text:p>
          </table:table-cell>
          <table:table-cell office:value-type="float" office:value="1341" calcext:value-type="float">
            <text:p>1341</text:p>
          </table:table-cell>
          <table:table-cell office:value-type="float" office:value="32693" calcext:value-type="float">
            <text:p>32693</text:p>
          </table:table-cell>
          <table:table-cell table:formula="of:=[.Z15]/[.$D15]*1000" office:value-type="float" office:value="128.279780425886" calcext:value-type="float">
            <text:p>128,279780425886</text:p>
          </table:table-cell>
          <table:table-cell office:value-type="float" office:value="32693" calcext:value-type="float">
            <text:p>3269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glish GUM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134553" calcext:value-type="float">
            <text:p>134553</text:p>
          </table:table-cell>
          <table:table-cell table:style-name="ce2" office:value-type="float" office:value="114363" calcext:value-type="float">
            <text:p>114363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formula="of:=[.I16]/[.$D16]*1000" office:value-type="float" office:value="1.59045134630963" calcext:value-type="float">
            <text:p>1,5904513463096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468" calcext:value-type="float">
            <text:p>3468</text:p>
          </table:table-cell>
          <table:table-cell table:formula="of:=[.M16]/[.$D16]*1000" office:value-type="float" office:value="25.7742302289804" calcext:value-type="float">
            <text:p>25,7742302289804</text:p>
          </table:table-cell>
          <table:table-cell table:style-name="ce2" office:value-type="float" office:value="3447" calcext:value-type="float">
            <text:p>3447</text:p>
          </table:table-cell>
          <table:table-cell table:style-name="ce2" office:value-type="float" office:value="1126" calcext:value-type="float">
            <text:p>1126</text:p>
          </table:table-cell>
          <table:table-cell table:formula="of:=[.P16]/[.$D16]*1000" office:value-type="float" office:value="8.36844960721797" calcext:value-type="float">
            <text:p>8,36844960721797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1766" calcext:value-type="float">
            <text:p>1766</text:p>
          </table:table-cell>
          <table:table-cell table:formula="of:=[.S16]/[.$D16]*1000" office:value-type="float" office:value="13.124939614873" calcext:value-type="float">
            <text:p>13,124939614873</text:p>
          </table:table-cell>
          <table:table-cell table:style-name="ce2" office:value-type="float" office:value="1519" calcext:value-type="float">
            <text:p>1519</text:p>
          </table:table-cell>
          <table:table-cell table:style-name="ce2" office:value-type="float" office:value="1542" calcext:value-type="float">
            <text:p>1542</text:p>
          </table:table-cell>
          <table:table-cell table:formula="of:=[.V16]/[.$D16]*1000" office:value-type="float" office:value="11.4601681121937" calcext:value-type="float">
            <text:p>11,460168112193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19238" calcext:value-type="float">
            <text:p>19238</text:p>
          </table:table-cell>
          <table:table-cell table:formula="of:=[.Z16]/[.$D16]*1000" office:value-type="float" office:value="142.977116823854" calcext:value-type="float">
            <text:p>142,977116823854</text:p>
          </table:table-cell>
          <table:table-cell table:style-name="ce2" office:value-type="float" office:value="19238" calcext:value-type="float">
            <text:p>19238</text:p>
          </table:table-cell>
          <table:table-cell table:style-name="ce2" table:number-columns-repeated="996"/>
        </table:table-row>
        <table:table-row table:style-name="ro1">
          <table:table-cell table:style-name="ce2" office:value-type="string" calcext:value-type="string">
            <text:p>English GUMReddit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16286" calcext:value-type="float">
            <text:p>16286</text:p>
          </table:table-cell>
          <table:table-cell table:style-name="ce2" office:value-type="float" office:value="14162" calcext:value-type="float">
            <text:p>1416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formula="of:=[.I17]/[.$D17]*1000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08" calcext:value-type="float">
            <text:p>308</text:p>
          </table:table-cell>
          <table:table-cell table:formula="of:=[.M17]/[.$D17]*1000" office:value-type="float" office:value="18.911948913177" calcext:value-type="float">
            <text:p>18,911948913177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81" calcext:value-type="float">
            <text:p>181</text:p>
          </table:table-cell>
          <table:table-cell table:formula="of:=[.P17]/[.$D17]*1000" office:value-type="float" office:value="11.1138401080683" calcext:value-type="float">
            <text:p>11,113840108068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98" calcext:value-type="float">
            <text:p>298</text:p>
          </table:table-cell>
          <table:table-cell table:formula="of:=[.S17]/[.$D17]*1000" office:value-type="float" office:value="18.2979245978141" calcext:value-type="float">
            <text:p>18,2979245978141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29" calcext:value-type="float">
            <text:p>229</text:p>
          </table:table-cell>
          <table:table-cell table:formula="of:=[.V17]/[.$D17]*1000" office:value-type="float" office:value="14.0611568218101" calcext:value-type="float">
            <text:p>14,061156821810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table:style-name="ce2" office:value-type="float" office:value="2009" calcext:value-type="float">
            <text:p>2009</text:p>
          </table:table-cell>
          <table:table-cell table:formula="of:=[.Z17]/[.$D17]*1000" office:value-type="float" office:value="123.357484956404" calcext:value-type="float">
            <text:p>123,35748495640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number-columns-repeated="996"/>
        </table:table-row>
        <table:table-row table:style-name="ro1">
          <table:table-cell office:value-type="string" calcext:value-type="string">
            <text:p>Engl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183" calcext:value-type="float">
            <text:p>21183</text:p>
          </table:table-cell>
          <table:table-cell office:value-type="float" office:value="17831" calcext:value-type="float">
            <text:p>1783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I18]/[.$D18]*1000" office:value-type="float" office:value="1.41622999575131" calcext:value-type="float">
            <text:p>1,416229995751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44" calcext:value-type="float">
            <text:p>444</text:p>
          </table:table-cell>
          <table:table-cell table:formula="of:=[.M18]/[.$D18]*1000" office:value-type="float" office:value="20.9602039371194" calcext:value-type="float">
            <text:p>20,9602039371194</text:p>
          </table:table-cell>
          <table:table-cell office:value-type="float" office:value="439" calcext:value-type="float">
            <text:p>439</text:p>
          </table:table-cell>
          <table:table-cell office:value-type="float" office:value="142" calcext:value-type="float">
            <text:p>142</text:p>
          </table:table-cell>
          <table:table-cell table:formula="of:=[.P18]/[.$D18]*1000" office:value-type="float" office:value="6.7034886465562" calcext:value-type="float">
            <text:p>6,7034886465562</text:p>
          </table:table-cell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table:formula="of:=[.S18]/[.$D18]*1000" office:value-type="float" office:value="11.8019166312609" calcext:value-type="float">
            <text:p>11,8019166312609</text:p>
          </table:table-cell>
          <table:table-cell office:value-type="float" office:value="228" calcext:value-type="float">
            <text:p>228</text:p>
          </table:table-cell>
          <table:table-cell office:value-type="float" office:value="347" calcext:value-type="float">
            <text:p>347</text:p>
          </table:table-cell>
          <table:table-cell table:formula="of:=[.V18]/[.$D18]*1000" office:value-type="float" office:value="16.3810602841902" calcext:value-type="float">
            <text:p>16,3810602841902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3173" calcext:value-type="float">
            <text:p>3173</text:p>
          </table:table-cell>
          <table:table-cell table:formula="of:=[.Z18]/[.$D18]*1000" office:value-type="float" office:value="149.789925883964" calcext:value-type="float">
            <text:p>149,789925883964</text:p>
          </table:table-cell>
          <table:table-cell office:value-type="float" office:value="3173" calcext:value-type="float">
            <text:p>31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stonian E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8175" calcext:value-type="float">
            <text:p>438175</text:p>
          </table:table-cell>
          <table:table-cell office:value-type="float" office:value="414923" calcext:value-type="float">
            <text:p>41492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09" calcext:value-type="float">
            <text:p>1709</text:p>
          </table:table-cell>
          <table:table-cell table:formula="of:=[.I19]/[.$D19]*1000" office:value-type="float" office:value="3.90026815769955" calcext:value-type="float">
            <text:p>3,90026815769955</text:p>
          </table:table-cell>
          <table:table-cell office:value-type="float" office:value="1299" calcext:value-type="float">
            <text:p>1299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M19]/[.$D19]*1000" office:value-type="float" office:value="0.01369315912592" calcext:value-type="float">
            <text:p>0,01369315912592</text:p>
          </table:table-cell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table:formula="of:=[.P19]/[.$D19]*1000" office:value-type="float" office:value="0.0912877275061334" calcext:value-type="float">
            <text:p>0,09128772750613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19]/[.$D19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27" calcext:value-type="float">
            <text:p>6427</text:p>
          </table:table-cell>
          <table:table-cell table:formula="of:=[.V19]/[.$D19]*1000" office:value-type="float" office:value="14.667655617048" calcext:value-type="float">
            <text:p>14,667655617048</text:p>
          </table:table-cell>
          <table:table-cell office:value-type="float" office:value="3266" calcext:value-type="float">
            <text:p>3266</text:p>
          </table:table-cell>
          <table:table-cell office:value-type="float" office:value="3268" calcext:value-type="float">
            <text:p>3268</text:p>
          </table:table-cell>
          <table:table-cell office:value-type="float" office:value="18258" calcext:value-type="float">
            <text:p>18258</text:p>
          </table:table-cell>
          <table:table-cell table:formula="of:=[.Z19]/[.$D19]*1000" office:value-type="float" office:value="41.6682832201746" calcext:value-type="float">
            <text:p>41,6682832201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gapping and relative clauses since the last time. The only missing thing is controlled subjects; they are not sure to what extent they exist in Estonian. And case deprels, but these are easy to add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stonian EW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968" calcext:value-type="float">
            <text:p>68968</text:p>
          </table:table-cell>
          <table:table-cell office:value-type="float" office:value="64439" calcext:value-type="float">
            <text:p>6443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3" calcext:value-type="float">
            <text:p>403</text:p>
          </table:table-cell>
          <table:table-cell table:formula="of:=[.I20]/[.$D20]*1000" office:value-type="float" office:value="5.8432896415729" calcext:value-type="float">
            <text:p>5,8432896415729</text:p>
          </table:table-cell>
          <table:table-cell office:value-type="float" office:value="304" calcext:value-type="float">
            <text:p>304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M20]/[.$D20]*100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P20]/[.$D20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0]/[.$D20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table:formula="of:=[.V20]/[.$D20]*1000" office:value-type="float" office:value="14.107992112284" calcext:value-type="float">
            <text:p>14,107992112284</text:p>
          </table:table-cell>
          <table:table-cell office:value-type="float" office:value="477" calcext:value-type="float">
            <text:p>477</text:p>
          </table:table-cell>
          <table:table-cell office:value-type="float" office:value="488" calcext:value-type="float">
            <text:p>488</text:p>
          </table:table-cell>
          <table:table-cell office:value-type="float" office:value="3634" calcext:value-type="float">
            <text:p>3634</text:p>
          </table:table-cell>
          <table:table-cell table:formula="of:=[.Z20]/[.$D20]*1000" office:value-type="float" office:value="52.6911031202877" calcext:value-type="float">
            <text:p>52,6911031202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y added data but the missing enhancements are still missing, so I generated them again (except for controlled subjects)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inn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817" calcext:value-type="float">
            <text:p>15817</text:p>
          </table:table-cell>
          <table:table-cell office:value-type="float" office:value="15809" calcext:value-type="float">
            <text:p>1580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I21]/[.$D21]*1000" office:value-type="float" office:value="1.07479294430044" calcext:value-type="float">
            <text:p>1,0747929443004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M21]/[.$D21]*100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P21]/[.$D21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1]/[.$D21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21]/[.$D21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Z21]/[.$D21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innish T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2453" calcext:value-type="float">
            <text:p>202453</text:p>
          </table:table-cell>
          <table:table-cell office:value-type="float" office:value="201873" calcext:value-type="float">
            <text:p>201873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88" calcext:value-type="float">
            <text:p>1288</text:p>
          </table:table-cell>
          <table:table-cell table:formula="of:=[.I22]/[.$D22]*1000" office:value-type="float" office:value="6.36197043264363" calcext:value-type="float">
            <text:p>6,36197043264363</text:p>
          </table:table-cell>
          <table:table-cell office:value-type="float" office:value="321" calcext:value-type="float">
            <text:p>321</text:p>
          </table:table-cell>
          <table:table-cell office:value-type="float" office:value="259" calcext:value-type="float">
            <text:p>259</text:p>
          </table:table-cell>
          <table:table-cell office:value-type="float" office:value="6636" calcext:value-type="float">
            <text:p>6636</text:p>
          </table:table-cell>
          <table:table-cell table:formula="of:=[.M22]/[.$D22]*1000" office:value-type="float" office:value="32.7779780986204" calcext:value-type="float">
            <text:p>32,7779780986204</text:p>
          </table:table-cell>
          <table:table-cell office:value-type="float" office:value="6701" calcext:value-type="float">
            <text:p>6701</text:p>
          </table:table-cell>
          <table:table-cell office:value-type="float" office:value="6554" calcext:value-type="float">
            <text:p>6554</text:p>
          </table:table-cell>
          <table:table-cell table:formula="of:=[.P22]/[.$D22]*1000" office:value-type="float" office:value="32.3729458195235" calcext:value-type="float">
            <text:p>32,3729458195235</text:p>
          </table:table-cell>
          <table:table-cell office:value-type="float" office:value="5127" calcext:value-type="float">
            <text:p>5127</text:p>
          </table:table-cell>
          <table:table-cell office:value-type="float" office:value="1062" calcext:value-type="float">
            <text:p>1062</text:p>
          </table:table-cell>
          <table:table-cell table:formula="of:=[.S22]/[.$D22]*1000" office:value-type="float" office:value="5.24566195610833" calcext:value-type="float">
            <text:p>5,24566195610833</text:p>
          </table:table-cell>
          <table:table-cell office:value-type="float" office:value="985" calcext:value-type="float">
            <text:p>985</text:p>
          </table:table-cell>
          <table:table-cell office:value-type="float" office:value="46" calcext:value-type="float">
            <text:p>46</text:p>
          </table:table-cell>
          <table:table-cell table:formula="of:=[.V22]/[.$D22]*1000" office:value-type="float" office:value="0.227213229737272" calcext:value-type="float">
            <text:p>0,22721322973727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Z22]/[.$D22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two instances of non-projective punctuation fixed by me. I decided to ignore it and keep the enhancements from last year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rench FQB</text:p>
          </table:table-cell>
          <table:table-cell table:number-columns-repeated="8"/>
          <table:table-cell table:formula="of:=[.I23]/[.$D23]*1000" office:value-type="string" office:string-value="" calcext:value-type="error">
            <text:p>#DIV/0!</text:p>
          </table:table-cell>
          <table:table-cell table:number-columns-repeated="3"/>
          <table:table-cell table:formula="of:=[.M23]/[.$D23]*1000" office:value-type="string" office:string-value="" calcext:value-type="error">
            <text:p>#DIV/0!</text:p>
          </table:table-cell>
          <table:table-cell table:number-columns-repeated="2"/>
          <table:table-cell table:formula="of:=[.P23]/[.$D23]*1000" office:value-type="string" office:string-value="" calcext:value-type="error">
            <text:p>#DIV/0!</text:p>
          </table:table-cell>
          <table:table-cell table:number-columns-repeated="2"/>
          <table:table-cell table:formula="of:=[.S23]/[.$D23]*1000" office:value-type="string" office:string-value="" calcext:value-type="error">
            <text:p>#DIV/0!</text:p>
          </table:table-cell>
          <table:table-cell table:number-columns-repeated="2"/>
          <table:table-cell table:formula="of:=[.V23]/[.$D23]*1000" office:value-type="string" office:string-value="" calcext:value-type="error">
            <text:p>#DIV/0!</text:p>
          </table:table-cell>
          <table:table-cell table:number-columns-repeated="3"/>
          <table:table-cell table:formula="of:=[.Z23]/[.$D23]*10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nothing in UD 2.7 but we have the extra data from Djamé and Mari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rench Sequoia</text:p>
          </table:table-cell>
          <table:table-cell table:number-columns-repeated="8"/>
          <table:table-cell table:formula="of:=[.I24]/[.$D24]*1000" office:value-type="string" office:string-value="" calcext:value-type="error">
            <text:p>#DIV/0!</text:p>
          </table:table-cell>
          <table:table-cell table:number-columns-repeated="3"/>
          <table:table-cell table:formula="of:=[.M24]/[.$D24]*1000" office:value-type="string" office:string-value="" calcext:value-type="error">
            <text:p>#DIV/0!</text:p>
          </table:table-cell>
          <table:table-cell table:number-columns-repeated="2"/>
          <table:table-cell table:formula="of:=[.P24]/[.$D24]*1000" office:value-type="string" office:string-value="" calcext:value-type="error">
            <text:p>#DIV/0!</text:p>
          </table:table-cell>
          <table:table-cell table:number-columns-repeated="2"/>
          <table:table-cell table:formula="of:=[.S24]/[.$D24]*1000" office:value-type="string" office:string-value="" calcext:value-type="error">
            <text:p>#DIV/0!</text:p>
          </table:table-cell>
          <table:table-cell table:number-columns-repeated="2"/>
          <table:table-cell table:formula="of:=[.V24]/[.$D24]*1000" office:value-type="string" office:string-value="" calcext:value-type="error">
            <text:p>#DIV/0!</text:p>
          </table:table-cell>
          <table:table-cell table:number-columns-repeated="3"/>
          <table:table-cell table:formula="of:=[.Z24]/[.$D24]*1000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nothing in UD 2.7 but we have the extra data from Djamé and Mari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uajajara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formula="of:=[.I25]/[.$D25]*1000" office:value-type="string" office:string-value="" calcext:value-type="error">
            <text:p>#DIV/0!</text:p>
          </table:table-cell>
          <table:table-cell table:number-columns-repeated="3"/>
          <table:table-cell table:formula="of:=[.M25]/[.$D25]*1000" office:value-type="string" office:string-value="" calcext:value-type="error">
            <text:p>#DIV/0!</text:p>
          </table:table-cell>
          <table:table-cell table:number-columns-repeated="2"/>
          <table:table-cell table:formula="of:=[.P25]/[.$D25]*1000" office:value-type="string" office:string-value="" calcext:value-type="error">
            <text:p>#DIV/0!</text:p>
          </table:table-cell>
          <table:table-cell table:number-columns-repeated="2"/>
          <table:table-cell table:formula="of:=[.S25]/[.$D25]*1000" office:value-type="string" office:string-value="" calcext:value-type="error">
            <text:p>#DIV/0!</text:p>
          </table:table-cell>
          <table:table-cell table:number-columns-repeated="2"/>
          <table:table-cell table:formula="of:=[.V25]/[.$D25]*1000" office:value-type="string" office:string-value="" calcext:value-type="error">
            <text:p>#DIV/0!</text:p>
          </table:table-cell>
          <table:table-cell table:number-columns-repeated="3"/>
          <table:table-cell table:formula="of:=[.Z25]/[.$D25]*1000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talian ISD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8380" calcext:value-type="float">
            <text:p>298380</text:p>
          </table:table-cell>
          <table:table-cell office:value-type="float" office:value="244759" calcext:value-type="float">
            <text:p>24475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table:formula="of:=[.I26]/[.$D26]*1000" office:value-type="float" office:value="0.579797573563912" calcext:value-type="float">
            <text:p>0,579797573563912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7282" calcext:value-type="float">
            <text:p>7282</text:p>
          </table:table-cell>
          <table:table-cell table:formula="of:=[.M26]/[.$D26]*1000" office:value-type="float" office:value="24.4051209866613" calcext:value-type="float">
            <text:p>24,4051209866613</text:p>
          </table:table-cell>
          <table:table-cell office:value-type="float" office:value="7276" calcext:value-type="float">
            <text:p>7276</text:p>
          </table:table-cell>
          <table:table-cell office:value-type="float" office:value="1464" calcext:value-type="float">
            <text:p>1464</text:p>
          </table:table-cell>
          <table:table-cell table:formula="of:=[.P26]/[.$D26]*1000" office:value-type="float" office:value="4.90649507339634" calcext:value-type="float">
            <text:p>4,90649507339634</text:p>
          </table:table-cell>
          <table:table-cell office:value-type="float" office:value="1259" calcext:value-type="float">
            <text:p>1259</text:p>
          </table:table-cell>
          <table:table-cell office:value-type="float" office:value="1630" calcext:value-type="float">
            <text:p>1630</text:p>
          </table:table-cell>
          <table:table-cell table:formula="of:=[.S26]/[.$D26]*1000" office:value-type="float" office:value="5.46283262953281" calcext:value-type="float">
            <text:p>5,46283262953281</text:p>
          </table:table-cell>
          <table:table-cell office:value-type="float" office:value="1410" calcext:value-type="float">
            <text:p>1410</text:p>
          </table:table-cell>
          <table:table-cell office:value-type="float" office:value="5978" calcext:value-type="float">
            <text:p>5978</text:p>
          </table:table-cell>
          <table:table-cell table:formula="of:=[.V26]/[.$D26]*1000" office:value-type="float" office:value="20.0348548830351" calcext:value-type="float">
            <text:p>20,0348548830351</text:p>
          </table:table-cell>
          <table:table-cell office:value-type="float" office:value="2918" calcext:value-type="float">
            <text:p>2918</text:p>
          </table:table-cell>
          <table:table-cell office:value-type="float" office:value="2919" calcext:value-type="float">
            <text:p>2919</text:p>
          </table:table-cell>
          <table:table-cell office:value-type="float" office:value="50539" calcext:value-type="float">
            <text:p>50539</text:p>
          </table:table-cell>
          <table:table-cell table:formula="of:=[.Z26]/[.$D26]*1000" office:value-type="float" office:value="169.377974395067" calcext:value-type="float">
            <text:p>169,377974395067</text:p>
          </table:table-cell>
          <table:table-cell office:value-type="float" office:value="50552" calcext:value-type="float">
            <text:p>505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apor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formula="of:=[.I27]/[.$D27]*1000" office:value-type="string" office:string-value="" calcext:value-type="error">
            <text:p>#DIV/0!</text:p>
          </table:table-cell>
          <table:table-cell table:number-columns-repeated="3"/>
          <table:table-cell table:formula="of:=[.M27]/[.$D27]*1000" office:value-type="string" office:string-value="" calcext:value-type="error">
            <text:p>#DIV/0!</text:p>
          </table:table-cell>
          <table:table-cell table:number-columns-repeated="2"/>
          <table:table-cell table:formula="of:=[.P27]/[.$D27]*1000" office:value-type="string" office:string-value="" calcext:value-type="error">
            <text:p>#DIV/0!</text:p>
          </table:table-cell>
          <table:table-cell table:number-columns-repeated="2"/>
          <table:table-cell table:formula="of:=[.S27]/[.$D27]*1000" office:value-type="string" office:string-value="" calcext:value-type="error">
            <text:p>#DIV/0!</text:p>
          </table:table-cell>
          <table:table-cell table:number-columns-repeated="2"/>
          <table:table-cell table:formula="of:=[.V27]/[.$D27]*1000" office:value-type="string" office:string-value="" calcext:value-type="error">
            <text:p>#DIV/0!</text:p>
          </table:table-cell>
          <table:table-cell table:number-columns-repeated="3"/>
          <table:table-cell table:formula="of:=[.Z27]/[.$D27]*1000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atvian LV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2961" calcext:value-type="float">
            <text:p>252961</text:p>
          </table:table-cell>
          <table:table-cell office:value-type="float" office:value="209991" calcext:value-type="float">
            <text:p>20999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199" calcext:value-type="float">
            <text:p>3199</text:p>
          </table:table-cell>
          <table:table-cell table:formula="of:=[.I28]/[.$D28]*1000" office:value-type="float" office:value="12.6462181917371" calcext:value-type="float">
            <text:p>12,6462181917371</text:p>
          </table:table-cell>
          <table:table-cell office:value-type="float" office:value="2276" calcext:value-type="float">
            <text:p>2276</text:p>
          </table:table-cell>
          <table:table-cell office:value-type="float" office:value="627" calcext:value-type="float">
            <text:p>627</text:p>
          </table:table-cell>
          <table:table-cell office:value-type="float" office:value="9002" calcext:value-type="float">
            <text:p>9002</text:p>
          </table:table-cell>
          <table:table-cell table:formula="of:=[.M28]/[.$D28]*1000" office:value-type="float" office:value="35.5865133360478" calcext:value-type="float">
            <text:p>35,5865133360478</text:p>
          </table:table-cell>
          <table:table-cell office:value-type="float" office:value="8665" calcext:value-type="float">
            <text:p>8665</text:p>
          </table:table-cell>
          <table:table-cell office:value-type="float" office:value="8205" calcext:value-type="float">
            <text:p>8205</text:p>
          </table:table-cell>
          <table:table-cell table:formula="of:=[.P28]/[.$D28]*1000" office:value-type="float" office:value="32.4358300291349" calcext:value-type="float">
            <text:p>32,4358300291349</text:p>
          </table:table-cell>
          <table:table-cell office:value-type="float" office:value="6514" calcext:value-type="float">
            <text:p>6514</text:p>
          </table:table-cell>
          <table:table-cell office:value-type="float" office:value="2167" calcext:value-type="float">
            <text:p>2167</text:p>
          </table:table-cell>
          <table:table-cell table:formula="of:=[.S28]/[.$D28]*1000" office:value-type="float" office:value="8.56653792481845" calcext:value-type="float">
            <text:p>8,56653792481845</text:p>
          </table:table-cell>
          <table:table-cell office:value-type="float" office:value="1932" calcext:value-type="float">
            <text:p>1932</text:p>
          </table:table-cell>
          <table:table-cell/>
          <table:table-cell table:formula="of:=[.V28]/[.$D28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40" calcext:value-type="float">
            <text:p>40040</text:p>
          </table:table-cell>
          <table:table-cell table:formula="of:=[.Z28]/[.$D28]*1000" office:value-type="float" office:value="158.285269270757" calcext:value-type="float">
            <text:p>158,285269270757</text:p>
          </table:table-cell>
          <table:table-cell office:value-type="float" office:value="40187" calcext:value-type="float">
            <text:p>40187</text:p>
          </table:table-cell>
          <table:table-cell office:value-type="string" calcext:value-type="string">
            <text:p>ye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Lithuanian ALKSNI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051" calcext:value-type="float">
            <text:p>70051</text:p>
          </table:table-cell>
          <table:table-cell office:value-type="float" office:value="53328" calcext:value-type="float">
            <text:p>533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I29]/[.$D29]*1000" office:value-type="float" office:value="0.413984097300538" calcext:value-type="float">
            <text:p>0,41398409730053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390" calcext:value-type="float">
            <text:p>5390</text:p>
          </table:table-cell>
          <table:table-cell table:formula="of:=[.M29]/[.$D29]*1000" office:value-type="float" office:value="76.9439408431" calcext:value-type="float">
            <text:p>76,9439408431</text:p>
          </table:table-cell>
          <table:table-cell office:value-type="float" office:value="5070" calcext:value-type="float">
            <text:p>5070</text:p>
          </table:table-cell>
          <table:table-cell office:value-type="float" office:value="1912" calcext:value-type="float">
            <text:p>1912</text:p>
          </table:table-cell>
          <table:table-cell table:formula="of:=[.P29]/[.$D29]*1000" office:value-type="float" office:value="27.2943997944355" calcext:value-type="float">
            <text:p>27,2943997944355</text:p>
          </table:table-cell>
          <table:table-cell office:value-type="float" office:value="1448" calcext:value-type="float">
            <text:p>1448</text:p>
          </table:table-cell>
          <table:table-cell office:value-type="float" office:value="451" calcext:value-type="float">
            <text:p>451</text:p>
          </table:table-cell>
          <table:table-cell table:formula="of:=[.S29]/[.$D29]*1000" office:value-type="float" office:value="6.43816647870837" calcext:value-type="float">
            <text:p>6,43816647870837</text:p>
          </table:table-cell>
          <table:table-cell office:value-type="float" office:value="352" calcext:value-type="float">
            <text:p>352</text:p>
          </table:table-cell>
          <table:table-cell office:value-type="float" office:value="803" calcext:value-type="float">
            <text:p>803</text:p>
          </table:table-cell>
          <table:table-cell table:formula="of:=[.V29]/[.$D29]*1000" office:value-type="float" office:value="11.4630769011149" calcext:value-type="float">
            <text:p>11,4630769011149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16335" calcext:value-type="float">
            <text:p>16335</text:p>
          </table:table-cell>
          <table:table-cell table:formula="of:=[.Z29]/[.$D29]*1000" office:value-type="float" office:value="233.187249289803" calcext:value-type="float">
            <text:p>233,187249289803</text:p>
          </table:table-cell>
          <table:table-cell office:value-type="float" office:value="17028" calcext:value-type="float">
            <text:p>1702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kurap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formula="of:=[.I30]/[.$D30]*1000" office:value-type="string" office:string-value="" calcext:value-type="error">
            <text:p>#DIV/0!</text:p>
          </table:table-cell>
          <table:table-cell table:number-columns-repeated="3"/>
          <table:table-cell table:formula="of:=[.M30]/[.$D30]*1000" office:value-type="string" office:string-value="" calcext:value-type="error">
            <text:p>#DIV/0!</text:p>
          </table:table-cell>
          <table:table-cell table:number-columns-repeated="2"/>
          <table:table-cell table:formula="of:=[.P30]/[.$D30]*1000" office:value-type="string" office:string-value="" calcext:value-type="error">
            <text:p>#DIV/0!</text:p>
          </table:table-cell>
          <table:table-cell table:number-columns-repeated="2"/>
          <table:table-cell table:formula="of:=[.S30]/[.$D30]*1000" office:value-type="string" office:string-value="" calcext:value-type="error">
            <text:p>#DIV/0!</text:p>
          </table:table-cell>
          <table:table-cell table:number-columns-repeated="2"/>
          <table:table-cell table:formula="of:=[.V30]/[.$D30]*1000" office:value-type="string" office:string-value="" calcext:value-type="error">
            <text:p>#DIV/0!</text:p>
          </table:table-cell>
          <table:table-cell table:number-columns-repeated="3"/>
          <table:table-cell table:formula="of:=[.Z30]/[.$D30]*1000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nduruku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formula="of:=[.I31]/[.$D31]*1000" office:value-type="string" office:string-value="" calcext:value-type="error">
            <text:p>#DIV/0!</text:p>
          </table:table-cell>
          <table:table-cell table:number-columns-repeated="3"/>
          <table:table-cell table:formula="of:=[.M31]/[.$D31]*1000" office:value-type="string" office:string-value="" calcext:value-type="error">
            <text:p>#DIV/0!</text:p>
          </table:table-cell>
          <table:table-cell table:number-columns-repeated="2"/>
          <table:table-cell table:formula="of:=[.P31]/[.$D31]*1000" office:value-type="string" office:string-value="" calcext:value-type="error">
            <text:p>#DIV/0!</text:p>
          </table:table-cell>
          <table:table-cell table:number-columns-repeated="2"/>
          <table:table-cell table:formula="of:=[.S31]/[.$D31]*1000" office:value-type="string" office:string-value="" calcext:value-type="error">
            <text:p>#DIV/0!</text:p>
          </table:table-cell>
          <table:table-cell table:number-columns-repeated="2"/>
          <table:table-cell table:formula="of:=[.V31]/[.$D31]*1000" office:value-type="string" office:string-value="" calcext:value-type="error">
            <text:p>#DIV/0!</text:p>
          </table:table-cell>
          <table:table-cell table:number-columns-repeated="3"/>
          <table:table-cell table:formula="of:=[.Z31]/[.$D31]*1000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lish LFG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0967" calcext:value-type="float">
            <text:p>130967</text:p>
          </table:table-cell>
          <table:table-cell office:value-type="float" office:value="119772" calcext:value-type="float">
            <text:p>119772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I32]/[.$D32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 table:formula="of:=[.M32]/[.$D32]*1000" office:value-type="float" office:value="11.7205097467301" calcext:value-type="float">
            <text:p>11,7205097467301</text:p>
          </table:table-cell>
          <table:table-cell office:value-type="float" office:value="1502" calcext:value-type="float">
            <text:p>1502</text:p>
          </table:table-cell>
          <table:table-cell office:value-type="float" office:value="1062" calcext:value-type="float">
            <text:p>1062</text:p>
          </table:table-cell>
          <table:table-cell table:formula="of:=[.P32]/[.$D32]*1000" office:value-type="float" office:value="8.10891293226538" calcext:value-type="float">
            <text:p>8,10891293226538</text:p>
          </table:table-cell>
          <table:table-cell office:value-type="float" office:value="977" calcext:value-type="float">
            <text:p>977</text:p>
          </table:table-cell>
          <table:table-cell office:value-type="float" office:value="930" calcext:value-type="float">
            <text:p>930</text:p>
          </table:table-cell>
          <table:table-cell table:formula="of:=[.S32]/[.$D32]*1000" office:value-type="float" office:value="7.10102544915895" calcext:value-type="float">
            <text:p>7,10102544915895</text:p>
          </table:table-cell>
          <table:table-cell office:value-type="float" office:value="896" calcext:value-type="float">
            <text:p>896</text:p>
          </table:table-cell>
          <table:table-cell office:value-type="float" office:value="8" calcext:value-type="float">
            <text:p>8</text:p>
          </table:table-cell>
          <table:table-cell table:formula="of:=[.V32]/[.$D32]*1000" office:value-type="float" office:value="0.0610840898852383" calcext:value-type="float">
            <text:p>0,061084089885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91" calcext:value-type="float">
            <text:p>11191</text:p>
          </table:table-cell>
          <table:table-cell table:formula="of:=[.Z32]/[.$D32]*1000" office:value-type="float" office:value="85.4490062382127" calcext:value-type="float">
            <text:p>85,4490062382127</text:p>
          </table:table-cell>
          <table:table-cell office:value-type="float" office:value="11209" calcext:value-type="float">
            <text:p>112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olish PD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350036" calcext:value-type="float">
            <text:p>350036</text:p>
          </table:table-cell>
          <table:table-cell office:value-type="float" office:value="844" calcext:value-type="float">
            <text:p>844</text:p>
          </table:table-cell>
          <table:table-cell table:number-columns-repeated="3"/>
          <table:table-cell table:formula="of:=[.I33]/[.$D33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343" calcext:value-type="float">
            <text:p>14343</text:p>
          </table:table-cell>
          <table:table-cell table:formula="of:=[.M33]/[.$D33]*1000" office:value-type="float" office:value="40.9757853477928" calcext:value-type="float">
            <text:p>40,9757853477928</text:p>
          </table:table-cell>
          <table:table-cell office:value-type="float" office:value="14218" calcext:value-type="float">
            <text:p>14218</text:p>
          </table:table-cell>
          <table:table-cell office:value-type="float" office:value="6954" calcext:value-type="float">
            <text:p>6954</text:p>
          </table:table-cell>
          <table:table-cell table:formula="of:=[.P33]/[.$D33]*1000" office:value-type="float" office:value="19.8665280142614" calcext:value-type="float">
            <text:p>19,8665280142614</text:p>
          </table:table-cell>
          <table:table-cell office:value-type="float" office:value="5844" calcext:value-type="float">
            <text:p>5844</text:p>
          </table:table-cell>
          <table:table-cell/>
          <table:table-cell table:formula="of:=[.S33]/[.$D33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3]/[.$D33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Z33]/[.$D33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nly thing that changed since UD 2.5 is a few instances of non-projective punctuation fixed by me. I decided to ignore it and keep the enhancements from last year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ol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389" calcext:value-type="float">
            <text:p>18389</text:p>
          </table:table-cell>
          <table:table-cell office:value-type="float" office:value="18387" calcext:value-type="float">
            <text:p>1838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I34]/[.$D34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formula="of:=[.M34]/[.$D34]*1000" office:value-type="float" office:value="36.7611071836424" calcext:value-type="float">
            <text:p>36,7611071836424</text:p>
          </table:table-cell>
          <table:table-cell office:value-type="float" office:value="670" calcext:value-type="float">
            <text:p>670</text:p>
          </table:table-cell>
          <table:table-cell office:value-type="float" office:value="372" calcext:value-type="float">
            <text:p>372</text:p>
          </table:table-cell>
          <table:table-cell table:formula="of:=[.P34]/[.$D34]*1000" office:value-type="float" office:value="20.2294850182174" calcext:value-type="float">
            <text:p>20,2294850182174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[.S34]/[.$D34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4]/[.$D34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Z34]/[.$D34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ussian SynTagRu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07741" calcext:value-type="float">
            <text:p>1107741</text:p>
          </table:table-cell>
          <table:table-cell office:value-type="float" office:value="1091338" calcext:value-type="float">
            <text:p>1091338</text:p>
          </table:table-cell>
          <table:table-cell table:number-columns-repeated="2" office:value-type="float" office:value="8140" calcext:value-type="float">
            <text:p>8140</text:p>
          </table:table-cell>
          <table:table-cell office:value-type="float" office:value="7" calcext:value-type="float">
            <text:p>7</text:p>
          </table:table-cell>
          <table:table-cell office:value-type="float" office:value="4544" calcext:value-type="float">
            <text:p>4544</text:p>
          </table:table-cell>
          <table:table-cell table:formula="of:=[.I35]/[.$D35]*1000" office:value-type="float" office:value="4.10204190329689" calcext:value-type="float">
            <text:p>4,10204190329689</text:p>
          </table:table-cell>
          <table:table-cell office:value-type="float" office:value="3099" calcext:value-type="float">
            <text:p>3099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M35]/[.$D35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P35]/[.$D35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5]/[.$D35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5]/[.$D35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table:formula="of:=[.Z35]/[.$D35]*1000" office:value-type="float" office:value="3.35096380832704" calcext:value-type="float">
            <text:p>3,35096380832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lovak SNK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6184" calcext:value-type="float">
            <text:p>106184</text:p>
          </table:table-cell>
          <table:table-cell office:value-type="float" office:value="88990" calcext:value-type="float">
            <text:p>889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I36]/[.$D36]*1000" office:value-type="float" office:value="4.82181872975213" calcext:value-type="float">
            <text:p>4,82181872975213</text:p>
          </table:table-cell>
          <table:table-cell office:value-type="float" office:value="336" calcext:value-type="float">
            <text:p>336</text:p>
          </table:table-cell>
          <table:table-cell office:value-type="float" office:value="87" calcext:value-type="float">
            <text:p>87</text:p>
          </table:table-cell>
          <table:table-cell office:value-type="float" office:value="4112" calcext:value-type="float">
            <text:p>4112</text:p>
          </table:table-cell>
          <table:table-cell table:formula="of:=[.M36]/[.$D36]*1000" office:value-type="float" office:value="38.7252316733218" calcext:value-type="float">
            <text:p>38,7252316733218</text:p>
          </table:table-cell>
          <table:table-cell office:value-type="float" office:value="4053" calcext:value-type="float">
            <text:p>4053</text:p>
          </table:table-cell>
          <table:table-cell office:value-type="float" office:value="700" calcext:value-type="float">
            <text:p>700</text:p>
          </table:table-cell>
          <table:table-cell table:formula="of:=[.P36]/[.$D36]*1000" office:value-type="float" office:value="6.59233029458299" calcext:value-type="float">
            <text:p>6,59233029458299</text:p>
          </table:table-cell>
          <table:table-cell office:value-type="float" office:value="593" calcext:value-type="float">
            <text:p>593</text:p>
          </table:table-cell>
          <table:table-cell office:value-type="float" office:value="398" calcext:value-type="float">
            <text:p>398</text:p>
          </table:table-cell>
          <table:table-cell table:formula="of:=[.S36]/[.$D36]*1000" office:value-type="float" office:value="3.74821065320576" calcext:value-type="float">
            <text:p>3,74821065320576</text:p>
          </table:table-cell>
          <table:table-cell office:value-type="float" office:value="361" calcext:value-type="float">
            <text:p>361</text:p>
          </table:table-cell>
          <table:table-cell office:value-type="float" office:value="1540" calcext:value-type="float">
            <text:p>1540</text:p>
          </table:table-cell>
          <table:table-cell table:formula="of:=[.V36]/[.$D36]*1000" office:value-type="float" office:value="14.5031266480826" calcext:value-type="float">
            <text:p>14,5031266480826</text:p>
          </table:table-cell>
          <table:table-cell office:value-type="float" office:value="722" calcext:value-type="float">
            <text:p>722</text:p>
          </table:table-cell>
          <table:table-cell office:value-type="float" office:value="724" calcext:value-type="float">
            <text:p>724</text:p>
          </table:table-cell>
          <table:table-cell office:value-type="float" office:value="16049" calcext:value-type="float">
            <text:p>16049</text:p>
          </table:table-cell>
          <table:table-cell table:formula="of:=[.Z36]/[.$D36]*1000" office:value-type="float" office:value="151.143298425375" calcext:value-type="float">
            <text:p>151,143298425375</text:p>
          </table:table-cell>
          <table:table-cell office:value-type="float" office:value="16538" calcext:value-type="float">
            <text:p>165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edish PUD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085" calcext:value-type="float">
            <text:p>19085</text:p>
          </table:table-cell>
          <table:table-cell office:value-type="float" office:value="15782" calcext:value-type="float">
            <text:p>1578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I37]/[.$D37]*1000" office:value-type="float" office:value="1.72910662824207" calcext:value-type="float">
            <text:p>1,7291066282420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table:formula="of:=[.M37]/[.$D37]*1000" office:value-type="float" office:value="22.2687974849358" calcext:value-type="float">
            <text:p>22,2687974849358</text:p>
          </table:table-cell>
          <table:table-cell office:value-type="float" office:value="411" calcext:value-type="float">
            <text:p>411</text:p>
          </table:table-cell>
          <table:table-cell office:value-type="float" office:value="151" calcext:value-type="float">
            <text:p>151</text:p>
          </table:table-cell>
          <table:table-cell table:formula="of:=[.P37]/[.$D37]*1000" office:value-type="float" office:value="7.91197275347131" calcext:value-type="float">
            <text:p>7,91197275347131</text:p>
          </table:table-cell>
          <table:table-cell office:value-type="float" office:value="139" calcext:value-type="float">
            <text:p>139</text:p>
          </table:table-cell>
          <table:table-cell office:value-type="float" office:value="212" calcext:value-type="float">
            <text:p>212</text:p>
          </table:table-cell>
          <table:table-cell table:formula="of:=[.S37]/[.$D37]*1000" office:value-type="float" office:value="11.1082001571915" calcext:value-type="float">
            <text:p>11,1082001571915</text:p>
          </table:table-cell>
          <table:table-cell office:value-type="float" office:value="199" calcext:value-type="float">
            <text:p>199</text:p>
          </table:table-cell>
          <table:table-cell office:value-type="float" office:value="538" calcext:value-type="float">
            <text:p>538</text:p>
          </table:table-cell>
          <table:table-cell table:formula="of:=[.V37]/[.$D37]*1000" office:value-type="float" office:value="28.1896777574011" calcext:value-type="float">
            <text:p>28,1896777574011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016" calcext:value-type="float">
            <text:p>3016</text:p>
          </table:table-cell>
          <table:table-cell table:formula="of:=[.Z37]/[.$D37]*1000" office:value-type="float" office:value="158.029866387215" calcext:value-type="float">
            <text:p>158,029866387215</text:p>
          </table:table-cell>
          <table:table-cell office:value-type="float" office:value="3022" calcext:value-type="float">
            <text:p>30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edish Talbanke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859" calcext:value-type="float">
            <text:p>96859</text:p>
          </table:table-cell>
          <table:table-cell office:value-type="float" office:value="81247" calcext:value-type="float">
            <text:p>8124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formula="of:=[.I38]/[.$D38]*1000" office:value-type="float" office:value="1.5176700151767" calcext:value-type="float">
            <text:p>1,5176700151767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3261" calcext:value-type="float">
            <text:p>3261</text:p>
          </table:table-cell>
          <table:table-cell table:formula="of:=[.M38]/[.$D38]*1000" office:value-type="float" office:value="33.6674960509607" calcext:value-type="float">
            <text:p>33,6674960509607</text:p>
          </table:table-cell>
          <table:table-cell office:value-type="float" office:value="3243" calcext:value-type="float">
            <text:p>3243</text:p>
          </table:table-cell>
          <table:table-cell office:value-type="float" office:value="893" calcext:value-type="float">
            <text:p>893</text:p>
          </table:table-cell>
          <table:table-cell table:formula="of:=[.P38]/[.$D38]*1000" office:value-type="float" office:value="9.21958723505301" calcext:value-type="float">
            <text:p>9,21958723505301</text:p>
          </table:table-cell>
          <table:table-cell office:value-type="float" office:value="781" calcext:value-type="float">
            <text:p>781</text:p>
          </table:table-cell>
          <table:table-cell office:value-type="float" office:value="1042" calcext:value-type="float">
            <text:p>1042</text:p>
          </table:table-cell>
          <table:table-cell table:formula="of:=[.S38]/[.$D38]*1000" office:value-type="float" office:value="10.7579058218648" calcext:value-type="float">
            <text:p>10,7579058218648</text:p>
          </table:table-cell>
          <table:table-cell office:value-type="float" office:value="907" calcext:value-type="float">
            <text:p>907</text:p>
          </table:table-cell>
          <table:table-cell office:value-type="float" office:value="2127" calcext:value-type="float">
            <text:p>2127</text:p>
          </table:table-cell>
          <table:table-cell table:formula="of:=[.V38]/[.$D38]*1000" office:value-type="float" office:value="21.9597559338833" calcext:value-type="float">
            <text:p>21,9597559338833</text:p>
          </table:table-cell>
          <table:table-cell table:number-columns-repeated="2" office:value-type="float" office:value="1006" calcext:value-type="float">
            <text:p>1006</text:p>
          </table:table-cell>
          <table:table-cell office:value-type="float" office:value="14450" calcext:value-type="float">
            <text:p>14450</text:p>
          </table:table-cell>
          <table:table-cell table:formula="of:=[.Z38]/[.$D38]*1000" office:value-type="float" office:value="149.185930063288" calcext:value-type="float">
            <text:p>149,185930063288</text:p>
          </table:table-cell>
          <table:table-cell office:value-type="float" office:value="14517" calcext:value-type="float">
            <text:p>1451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mil MWT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formula="of:=[.I39]/[.$D39]*1000" office:value-type="string" office:string-value="" calcext:value-type="error">
            <text:p>#DIV/0!</text:p>
          </table:table-cell>
          <table:table-cell table:number-columns-repeated="3"/>
          <table:table-cell table:formula="of:=[.M39]/[.$D39]*1000" office:value-type="string" office:string-value="" calcext:value-type="error">
            <text:p>#DIV/0!</text:p>
          </table:table-cell>
          <table:table-cell table:number-columns-repeated="2"/>
          <table:table-cell table:formula="of:=[.P39]/[.$D39]*1000" office:value-type="string" office:string-value="" calcext:value-type="error">
            <text:p>#DIV/0!</text:p>
          </table:table-cell>
          <table:table-cell table:number-columns-repeated="2"/>
          <table:table-cell table:formula="of:=[.S39]/[.$D39]*1000" office:value-type="string" office:string-value="" calcext:value-type="error">
            <text:p>#DIV/0!</text:p>
          </table:table-cell>
          <table:table-cell table:number-columns-repeated="2"/>
          <table:table-cell table:formula="of:=[.V39]/[.$D39]*1000" office:value-type="string" office:string-value="" calcext:value-type="error">
            <text:p>#DIV/0!</text:p>
          </table:table-cell>
          <table:table-cell table:number-columns-repeated="3"/>
          <table:table-cell table:formula="of:=[.Z39]/[.$D39]*1000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mil TT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81" calcext:value-type="float">
            <text:p>9581</text:p>
          </table:table-cell>
          <table:table-cell office:value-type="float" office:value="6982" calcext:value-type="float">
            <text:p>6982</text:p>
          </table:table-cell>
          <table:table-cell table:number-columns-repeated="4"/>
          <table:table-cell table:formula="of:=[.I40]/[.$D40]*10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formula="of:=[.M40]/[.$D40]*1000" office:value-type="float" office:value="24.6320843335769" calcext:value-type="float">
            <text:p>24,6320843335769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P40]/[.$D40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0]/[.$D40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V40]/[.$D40]*1000" office:value-type="float" office:value="7.20175347041019" calcext:value-type="float">
            <text:p>7,20175347041019</text:p>
          </table:table-cell>
          <table:table-cell/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99" calcext:value-type="float">
            <text:p>2599</text:p>
          </table:table-cell>
          <table:table-cell table:formula="of:=[.Z40]/[.$D40]*1000" office:value-type="float" office:value="271.26604738545" calcext:value-type="float">
            <text:p>271,26604738545</text:p>
          </table:table-cell>
          <table:table-cell office:value-type="float" office:value="2630" calcext:value-type="float">
            <text:p>2630</text:p>
          </table:table-cell>
          <table:table-cell/>
          <table:table-cell table:style-name="ce2" office:value-type="string" calcext:value-type="string">
            <text:p>This year I also added subject relations to relative clauses. My script cannot recognize them (there are no relative pronouns), so I am giving the count of acl:relcl here instead.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upinamba Tu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formula="of:=[.I41]/[.$D41]*1000" office:value-type="string" office:string-value="" calcext:value-type="error">
            <text:p>#DIV/0!</text:p>
          </table:table-cell>
          <table:table-cell table:number-columns-repeated="3"/>
          <table:table-cell table:formula="of:=[.M41]/[.$D41]*1000" office:value-type="string" office:string-value="" calcext:value-type="error">
            <text:p>#DIV/0!</text:p>
          </table:table-cell>
          <table:table-cell table:number-columns-repeated="2"/>
          <table:table-cell table:formula="of:=[.P41]/[.$D41]*1000" office:value-type="string" office:string-value="" calcext:value-type="error">
            <text:p>#DIV/0!</text:p>
          </table:table-cell>
          <table:table-cell table:number-columns-repeated="2"/>
          <table:table-cell table:formula="of:=[.S41]/[.$D41]*1000" office:value-type="string" office:string-value="" calcext:value-type="error">
            <text:p>#DIV/0!</text:p>
          </table:table-cell>
          <table:table-cell table:number-columns-repeated="2"/>
          <table:table-cell table:formula="of:=[.V41]/[.$D41]*1000" office:value-type="string" office:string-value="" calcext:value-type="error">
            <text:p>#DIV/0!</text:p>
          </table:table-cell>
          <table:table-cell table:number-columns-repeated="3"/>
          <table:table-cell table:formula="of:=[.Z41]/[.$D41]*1000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krainian I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2324" calcext:value-type="float">
            <text:p>122324</text:p>
          </table:table-cell>
          <table:table-cell office:value-type="float" office:value="121282" calcext:value-type="float">
            <text:p>12128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2" calcext:value-type="float">
            <text:p>1192</text:p>
          </table:table-cell>
          <table:table-cell table:formula="of:=[.I42]/[.$D42]*1000" office:value-type="float" office:value="9.74461266799647" calcext:value-type="float">
            <text:p>9,74461266799647</text:p>
          </table:table-cell>
          <table:table-cell office:value-type="float" office:value="808" calcext:value-type="float">
            <text:p>808</text:p>
          </table:table-cell>
          <table:table-cell office:value-type="float" office:value="233" calcext:value-type="float">
            <text:p>233</text:p>
          </table:table-cell>
          <table:table-cell office:value-type="float" office:value="6182" calcext:value-type="float">
            <text:p>6182</text:p>
          </table:table-cell>
          <table:table-cell table:formula="of:=[.M42]/[.$D42]*1000" office:value-type="float" office:value="50.5379156992904" calcext:value-type="float">
            <text:p>50,5379156992904</text:p>
          </table:table-cell>
          <table:table-cell office:value-type="float" office:value="6070" calcext:value-type="float">
            <text:p>6070</text:p>
          </table:table-cell>
          <table:table-cell office:value-type="float" office:value="992" calcext:value-type="float">
            <text:p>992</text:p>
          </table:table-cell>
          <table:table-cell table:formula="of:=[.P42]/[.$D42]*1000" office:value-type="float" office:value="8.10961054249371" calcext:value-type="float">
            <text:p>8,10961054249371</text:p>
          </table:table-cell>
          <table:table-cell office:value-type="float" office:value="803" calcext:value-type="float">
            <text:p>803</text:p>
          </table:table-cell>
          <table:table-cell office:value-type="float" office:value="1113" calcext:value-type="float">
            <text:p>1113</text:p>
          </table:table-cell>
          <table:table-cell table:formula="of:=[.S42]/[.$D42]*1000" office:value-type="float" office:value="9.09878682842288" calcext:value-type="float">
            <text:p>9,09878682842288</text:p>
          </table:table-cell>
          <table:table-cell office:value-type="float" office:value="1075" calcext:value-type="float">
            <text:p>1075</text:p>
          </table:table-cell>
          <table:table-cell office:value-type="float" office:value="2076" calcext:value-type="float">
            <text:p>2076</text:p>
          </table:table-cell>
          <table:table-cell table:formula="of:=[.V42]/[.$D42]*1000" office:value-type="float" office:value="16.9713220627187" calcext:value-type="float">
            <text:p>16,9713220627187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table:formula="of:=[.Z42]/[.$D42]*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 changed since UD 2.5, so I can reuse my enhancements from last year.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Úpravy validátoru do budoucn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soubor obsahuje DEPS, musí se alespoň jedna hrana lišit od základního stromu. Jinak by to bylo matoucí, treebank by se tvářil, jako že má nějakou enhanced anotaci, a přitom by neměl žádnou. Kontroverzní! Co když je to malý vzorek a nevyskytlo se v něm nic, co vede na enhanced anotaci? Ale ve vydávaných treebancích UD to jistě požadovat může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3?</text:p>
          </table:table-cell>
          <table:table-cell office:value-type="string" calcext:value-type="string">
            <text:p>Jestliže nějaká věta obsahuje DEPS, pak všechny věty musejí obsahovat DEPS. Není možné mít enhanced grafy jen někde. Týká se to i vět, ve kterých se žádný enhancement neprojeví, takže enhanced graf bude kopií základního strom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ělo by být možné většinu hran v DEPS namapovat na odpovídající hrany základního stromu: budou mít stejného rodiče a jejich DEPREL bude buď stejný, nebo bude rozšířením základního DEPRELu o informaci o pád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ějakou hranu není možné namapovat na základní strom, mělo by být možné stanovit, z jakého důvodu byla do enhanced grafu přidána, tj. kterému typu enhancementu odpovídá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neodpovídá žádnému typu, je to přinejmenším zralé na varování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kud odpovídá nějakému typu, tak možná chceme kontrolovat, zda byl dotyčný typ anotován i ve všech ostatních větách. Ne vždycky to ale jde. Např. kontrolovaný podmět může být nevyjádřený, takže ho přidat nelze, jakkoli věta obsahuje xcomp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bdobně pokud nějaká hrana v enhanced grafu chybí, měli bychom zkontrolovat, že jde o gapping nebo o vztažnou větu. To jsou jediné případy, kdy k něčemu takovému může dojí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ejně tak cykly mohou vzniknout jen u vztažné věty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0">00.00.0000</text:date>, <text:time style:data-style-name="N2" text:time-value="17:06:09.487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21-03-27T13:05:35.112000000</meta:creation-date>
    <dc:date>2021-05-30T20:59:08.130000000</dc:date>
    <dc:creator>Daniel Zeman</dc:creator>
    <meta:editing-duration>P2DT17H54M56S</meta:editing-duration>
    <meta:editing-cycles>40</meta:editing-cycles>
    <meta:generator>LibreOffice/5.3.1.2$Windows_X86_64 LibreOffice_project/e80a0e0fd1875e1696614d24c32df0f95f03deb2</meta:generator>
    <meta:document-statistic meta:table-count="2" meta:cell-count="1197" meta:object-count="0"/>
  </office:meta>
</office:document-meta>
</file>